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18.8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26.48mm"/>
    </style:style>
    <style:style style:name="co14" style:family="table-column">
      <style:table-column-properties fo:break-before="auto" style:column-width="30.85mm"/>
    </style:style>
    <style:style style:name="co15" style:family="table-column">
      <style:table-column-properties fo:break-before="auto" style:column-width="27.04mm"/>
    </style:style>
    <style:style style:name="co1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61"/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5"/>
        <table:table-column table:style-name="co1" table:number-columns-repeated="2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12"/>
        <table:table-column table:style-name="co12" table:number-columns-repeated="2" table:default-cell-style-name="ce12"/>
        <table:table-column table:style-name="co1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style-name="ce14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z lens</text:p>
          </table:table-cell>
          <table:table-cell table:style-name="ce5" office:value-type="string" calcext:value-type="string">
            <text:p>Ds (Mpc)</text:p>
          </table:table-cell>
          <table:table-cell table:style-name="ce5" office:value-type="string" calcext:value-type="string">
            <text:p>Dd (Mpc)</text:p>
          </table:table-cell>
          <table:table-cell table:style-name="ce5" office:value-type="string" calcext:value-type="string">
            <text:p>Dds (Mpc)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Ring (Rad)</text:p>
          </table:table-cell>
          <table:table-cell table:style-name="ce5" office:value-type="string" calcext:value-type="string">
            <text:p>Ring (arcsec)</text:p>
          </table:table-cell>
          <table:table-cell table:style-name="ce5" office:value-type="string" calcext:value-type="string">
            <text:p>CD_2(rad/px)</text:p>
          </table:table-cell>
          <table:table-cell table:style-name="ce5" office:value-type="string" calcext:value-type="string">
            <text:p>CD2_2(degree/pix)</text:p>
          </table:table-cell>
          <table:table-cell table:style-name="ce5" office:value-type="string" calcext:value-type="string">
            <text:p>arcsec/pixel</text:p>
          </table:table-cell>
          <table:table-cell table:style-name="ce5" office:value-type="string" calcext:value-type="string">
            <text:p>Ring(pixels)</text:p>
          </table:table-cell>
          <table:table-cell table:style-name="ce5" office:value-type="string" calcext:value-type="string">
            <text:p>Diameter</text:p>
          </table:table-cell>
          <table:table-cell/>
          <table:table-cell table:style-name="ce11" office:value-type="string" calcext:value-type="string">
            <text:p>Scale(kpc/pix)</text:p>
          </table:table-cell>
          <table:table-cell table:style-name="ce11" office:value-type="string" calcext:value-type="string">
            <text:p>Pix per 10kpc</text:p>
          </table:table-cell>
          <table:table-cell table:style-name="ce11" office:value-type="string" calcext:value-type="string">
            <text:p>Ring(kpc)</text:p>
          </table:table-cell>
          <table:table-cell table:style-name="ce19" office:value-type="string" calcext:value-type="string">
            <text:p>Rad in color im</text:p>
          </table:table-cell>
          <table:table-cell table:style-name="ce19"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ce17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7.08579591354112E-05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384176</text:p>
          </table:table-cell>
          <table:table-cell table:formula="of:=[.I5]/[.L5]" office:value-type="float" office:value="79.0027354834788" calcext:value-type="float">
            <text:p>79.0027354834788</text:p>
          </table:table-cell>
          <table:table-cell table:formula="of:=[.M5]*2" office:value-type="float" office:value="158.005470966958" calcext:value-type="float">
            <text:p>158.005470966958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08424</text:p>
          </table:table-cell>
          <table:table-cell table:formula="of:=1/[.P5]*10" office:value-type="float" office:value="20.6471317818873" calcext:value-type="float">
            <text:p>20.6471317818873</text:p>
          </table:table-cell>
          <table:table-cell table:formula="of:=[.M5]*[.P5]" office:value-type="float" office:value="38.2632979331221" calcext:value-type="float">
            <text:p>38.2632979331221</text:p>
          </table:table-cell>
          <table:table-cell table:formula="of:=[.N5]*0.581" office:value-type="float" office:value="91.8011786318023" calcext:value-type="float">
            <text:p>91.8011786318023</text:p>
          </table:table-cell>
          <table:table-cell table:formula="of:=[.Q5]*0.581" office:value-type="float" office:value="11.9959835652765" calcext:value-type="float">
            <text:p>11.9959835652765</text:p>
          </table:table-cell>
        </table:table-row>
        <table:table-row table:style-name="ro1">
          <table:table-cell/>
          <table:table-cell table:style-name="ce8" office:value-type="string" calcext:value-type="string">
            <text:p>A1068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6]*300000/70" office:value-type="float" office:value="591.428571428571" calcext:value-type="float">
            <text:p>591.428571428571</text:p>
          </table:table-cell>
          <table:table-cell table:style-name="ce8" table:formula="of:=[.D6]-[.E6]" office:value-type="float" office:value="3694.28571428571" calcext:value-type="float">
            <text:p>3694.28571428571</text:p>
          </table:table-cell>
          <table:table-cell table:style-name="ce8" office:value-type="float" office:value="740" calcext:value-type="float">
            <text:p>740</text:p>
          </table:table-cell>
          <table:table-cell table:style-name="ce8" table:formula="of:=4*3.141592*([.G6]/300000)^2*([.F6]/[.D6])" office:value-type="float" office:value="0.0000659079751853511" calcext:value-type="float">
            <text:p>6.59079751853511E-05</text:p>
          </table:table-cell>
          <table:table-cell table:style-name="ce8" table:formula="of:=[.H6]*180/(3.141592)*3600" office:value-type="float" office:value="13.59449856" calcext:value-type="float">
            <text:p>13.59449856</text:p>
          </table:table-cell>
          <table:table-cell table:style-name="ce8" table:formula="of:=[.K6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6]*3600" office:value-type="float" office:value="0.185000002384176" calcext:value-type="float">
            <text:p>0.185000002384176</text:p>
          </table:table-cell>
          <table:table-cell table:style-name="ce8" table:formula="of:=[.I6]/[.L6]" office:value-type="float" office:value="73.4837750529824" calcext:value-type="float">
            <text:p>73.4837750529824</text:p>
          </table:table-cell>
          <table:table-cell table:style-name="ce8" table:formula="of:=[.M6]*2" office:value-type="float" office:value="146.967550105965" calcext:value-type="float">
            <text:p>146.967550105965</text:p>
          </table:table-cell>
          <table:table-cell table:style-name="ce8" office:value-type="string" calcext:value-type="string">
            <text:p>A1068</text:p>
          </table:table-cell>
          <table:table-cell table:style-name="ce8" table:formula="of:=[.E6]*1000*[.J6]" office:value-type="float" office:value="0.530455322709226" calcext:value-type="float">
            <text:p>0.530455322709226</text:p>
          </table:table-cell>
          <table:table-cell table:formula="of:=1/[.P6]*10" office:value-type="float" office:value="18.8517290182449" calcext:value-type="float">
            <text:p>18.8517290182449</text:p>
          </table:table-cell>
          <table:table-cell table:formula="of:=[.M6]*[.P6]" office:value-type="float" office:value="38.9798596096219" calcext:value-type="float">
            <text:p>38.9798596096219</text:p>
          </table:table-cell>
          <table:table-cell table:formula="of:=[.N6]*0.581" office:value-type="float" office:value="85.3881466115657" calcext:value-type="float">
            <text:p>85.3881466115657</text:p>
          </table:table-cell>
          <table:table-cell table:formula="of:=[.Q6]*0.581" office:value-type="float" office:value="10.9528545596003" calcext:value-type="float">
            <text:p>10.9528545596003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7]*300000/70" office:value-type="float" office:value="582.857142857143" calcext:value-type="float">
            <text:p>582.857142857143</text:p>
          </table:table-cell>
          <table:table-cell table:formula="of:=[.D7]-[.E7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384176</text:p>
          </table:table-cell>
          <table:table-cell table:formula="of:=[.I7]/[.L7]" office:value-type="float" office:value="71.0891494233025" calcext:value-type="float">
            <text:p>71.0891494233025</text:p>
          </table:table-cell>
          <table:table-cell table:formula="of:=[.M7]*2" office:value-type="float" office:value="142.178298846605" calcext:value-type="float">
            <text:p>142.17829884660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09092</text:p>
          </table:table-cell>
          <table:table-cell table:formula="of:=1/[.P7]*10" office:value-type="float" office:value="19.1289603273368" calcext:value-type="float">
            <text:p>19.1289603273368</text:p>
          </table:table-cell>
          <table:table-cell table:formula="of:=[.M7]*[.P7]" office:value-type="float" office:value="37.1631014999338" calcext:value-type="float">
            <text:p>37.1631014999338</text:p>
          </table:table-cell>
          <table:table-cell table:formula="of:=[.N7]*0.581" office:value-type="float" office:value="82.6055916298775" calcext:value-type="float">
            <text:p>82.6055916298775</text:p>
          </table:table-cell>
          <table:table-cell table:formula="of:=[.Q7]*0.581" office:value-type="float" office:value="11.1139259501827" calcext:value-type="float">
            <text:p>11.1139259501827</text:p>
          </table:table-cell>
        </table:table-row>
        <table:table-row table:style-name="ro1">
          <table:table-cell/>
          <table:table-cell table:style-name="ce8" office:value-type="string" calcext:value-type="string">
            <text:p>A119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8]*300000/70" office:value-type="float" office:value="188.571428571429" calcext:value-type="float">
            <text:p>188.571428571429</text:p>
          </table:table-cell>
          <table:table-cell table:style-name="ce8" table:formula="of:=[.D8]-[.E8]" office:value-type="float" office:value="4097.14285714286" calcext:value-type="float">
            <text:p>4097.14285714286</text:p>
          </table:table-cell>
          <table:table-cell table:style-name="ce8" office:value-type="float" office:value="875" calcext:value-type="float">
            <text:p>875</text:p>
          </table:table-cell>
          <table:table-cell table:style-name="ce8" table:formula="of:=4*3.141592*([.G8]/300000)^2*([.F8]/[.D8])" office:value-type="float" office:value="0.000102197733088889" calcext:value-type="float">
            <text:p>0.000102197733089</text:p>
          </table:table-cell>
          <table:table-cell table:style-name="ce8" table:formula="of:=[.H8]*180/(3.141592)*3600" office:value-type="float" office:value="21.0798" calcext:value-type="float">
            <text:p>21.0798</text:p>
          </table:table-cell>
          <table:table-cell table:style-name="ce8" table:formula="of:=[.K8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8]*3600" office:value-type="float" office:value="0.185000002384176" calcext:value-type="float">
            <text:p>0.185000002384176</text:p>
          </table:table-cell>
          <table:table-cell table:style-name="ce8" table:formula="of:=[.I8]/[.L8]" office:value-type="float" office:value="113.944863396407" calcext:value-type="float">
            <text:p>113.944863396407</text:p>
          </table:table-cell>
          <table:table-cell table:style-name="ce8" table:formula="of:=[.M8]*2" office:value-type="float" office:value="227.889726792815" calcext:value-type="float">
            <text:p>227.889726792815</text:p>
          </table:table-cell>
          <table:table-cell table:style-name="ce8" office:value-type="string" calcext:value-type="string">
            <text:p>A119</text:p>
          </table:table-cell>
          <table:table-cell table:style-name="ce8" table:formula="of:=[.E8]*1000*[.J8]" office:value-type="float" office:value="0.169130682602942" calcext:value-type="float">
            <text:p>0.169130682602942</text:p>
          </table:table-cell>
          <table:table-cell table:formula="of:=1/[.P8]*10" office:value-type="float" office:value="59.1258773754045" calcext:value-type="float">
            <text:p>59.1258773754045</text:p>
          </table:table-cell>
          <table:table-cell table:formula="of:=[.M8]*[.P8]" office:value-type="float" office:value="19.2715725253333" calcext:value-type="float">
            <text:p>19.2715725253333</text:p>
          </table:table-cell>
          <table:table-cell table:formula="of:=[.N8]*0.581" office:value-type="float" office:value="132.403931266626" calcext:value-type="float">
            <text:p>132.403931266626</text:p>
          </table:table-cell>
          <table:table-cell table:formula="of:=[.Q8]*0.581" office:value-type="float" office:value="34.35213475511" calcext:value-type="float">
            <text:p>34.3521347551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9]*300000/70" office:value-type="float" office:value="454.285714285714" calcext:value-type="float">
            <text:p>454.285714285714</text:p>
          </table:table-cell>
          <table:table-cell table:formula="of:=[.D9]-[.E9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384176</text:p>
          </table:table-cell>
          <table:table-cell table:formula="of:=[.I9]/[.L9]" office:value-type="float" office:value="89.0713934466926" calcext:value-type="float">
            <text:p>89.0713934466926</text:p>
          </table:table-cell>
          <table:table-cell table:formula="of:=[.M9]*2" office:value-type="float" office:value="178.142786893385" calcext:value-type="float">
            <text:p>178.142786893385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07087</text:p>
          </table:table-cell>
          <table:table-cell table:formula="of:=1/[.P9]*10" office:value-type="float" office:value="24.5428170237529" calcext:value-type="float">
            <text:p>24.5428170237529</text:p>
          </table:table-cell>
          <table:table-cell table:formula="of:=[.M9]*[.P9]" office:value-type="float" office:value="36.2922452465371" calcext:value-type="float">
            <text:p>36.2922452465371</text:p>
          </table:table-cell>
          <table:table-cell table:formula="of:=[.N9]*0.581" office:value-type="float" office:value="103.500959185057" calcext:value-type="float">
            <text:p>103.500959185057</text:p>
          </table:table-cell>
          <table:table-cell table:formula="of:=[.Q9]*0.581" office:value-type="float" office:value="14.2593766908004" calcext:value-type="float">
            <text:p>14.2593766908004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29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384176</text:p>
          </table:table-cell>
          <table:table-cell table:formula="of:=[.I10]/[.L10]" office:value-type="float" office:value="87.776171841763" calcext:value-type="float">
            <text:p>87.776171841763</text:p>
          </table:table-cell>
          <table:table-cell table:formula="of:=[.M10]*2" office:value-type="float" office:value="175.552343683526" calcext:value-type="float">
            <text:p>175.552343683526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857956</text:p>
          </table:table-cell>
          <table:table-cell table:formula="of:=1/[.P10]*10" office:value-type="float" office:value="21.8616689455277" calcext:value-type="float">
            <text:p>21.8616689455277</text:p>
          </table:table-cell>
          <table:table-cell table:formula="of:=[.M10]*[.P10]" office:value-type="float" office:value="40.1507186210133" calcext:value-type="float">
            <text:p>40.1507186210133</text:p>
          </table:table-cell>
          <table:table-cell table:formula="of:=[.N10]*0.581" office:value-type="float" office:value="101.995911680129" calcext:value-type="float">
            <text:p>101.995911680129</text:p>
          </table:table-cell>
          <table:table-cell table:formula="of:=[.Q10]*0.581" office:value-type="float" office:value="12.7016296573516" calcext:value-type="float">
            <text:p>12.7016296573516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1]*300000/70" office:value-type="float" office:value="501.428571428571" calcext:value-type="float">
            <text:p>501.428571428571</text:p>
          </table:table-cell>
          <table:table-cell table:formula="of:=[.D11]-[.E11]" office:value-type="float" office:value="3784.28571428571" calcext:value-type="float">
            <text:p>3784.28571428571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384176</text:p>
          </table:table-cell>
          <table:table-cell table:formula="of:=[.I11]/[.L11]" office:value-type="float" office:value="47.3650128901269" calcext:value-type="float">
            <text:p>47.3650128901269</text:p>
          </table:table-cell>
          <table:table-cell table:formula="of:=[.M11]*2" office:value-type="float" office:value="94.7300257802537" calcext:value-type="float">
            <text:p>94.7300257802537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557822</text:p>
          </table:table-cell>
          <table:table-cell table:formula="of:=1/[.P11]*10" office:value-type="float" office:value="22.2353726881863" calcext:value-type="float">
            <text:p>22.2353726881863</text:p>
          </table:table-cell>
          <table:table-cell table:formula="of:=[.M11]*[.P11]" office:value-type="float" office:value="21.3016501024478" calcext:value-type="float">
            <text:p>21.3016501024478</text:p>
          </table:table-cell>
          <table:table-cell table:formula="of:=[.N11]*0.581" office:value-type="float" office:value="55.0381449783274" calcext:value-type="float">
            <text:p>55.0381449783274</text:p>
          </table:table-cell>
          <table:table-cell table:formula="of:=[.Q11]*0.581" office:value-type="float" office:value="12.9187515318363" calcext:value-type="float">
            <text:p>12.9187515318363</text:p>
          </table:table-cell>
        </table:table-row>
        <table:table-row table:style-name="ro1">
          <table:table-cell/>
          <table:table-cell table:style-name="ce8" office:value-type="string" calcext:value-type="string">
            <text:p>A1413</text:p>
          </table:table-cell>
          <table:table-cell table:style-name="ce8" office:value-type="float" office:value="0.143" calcext:value-type="float">
            <text:p>0.143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12]*300000/70" office:value-type="float" office:value="612.857142857143" calcext:value-type="float">
            <text:p>612.857142857143</text:p>
          </table:table-cell>
          <table:table-cell table:style-name="ce8" table:formula="of:=[.D12]-[.E12]" office:value-type="float" office:value="3672.85714285714" calcext:value-type="float">
            <text:p>3672.85714285714</text:p>
          </table:table-cell>
          <table:table-cell table:style-name="ce8" office:value-type="float" office:value="881" calcext:value-type="float">
            <text:p>881</text:p>
          </table:table-cell>
          <table:table-cell table:style-name="ce8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8" table:formula="of:=[.H12]*180/(3.141592)*3600" office:value-type="float" office:value="19.1568953376" calcext:value-type="float">
            <text:p>19.1568953376</text:p>
          </table:table-cell>
          <table:table-cell table:style-name="ce8" table:formula="of:=[.K12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12]*3600" office:value-type="float" office:value="0.185000002384176" calcext:value-type="float">
            <text:p>0.185000002384176</text:p>
          </table:table-cell>
          <table:table-cell table:style-name="ce8" table:formula="of:=[.I12]/[.L12]" office:value-type="float" office:value="103.550784274144" calcext:value-type="float">
            <text:p>103.550784274144</text:p>
          </table:table-cell>
          <table:table-cell table:style-name="ce8" table:formula="of:=[.M12]*2" office:value-type="float" office:value="207.101568548289" calcext:value-type="float">
            <text:p>207.101568548289</text:p>
          </table:table-cell>
          <table:table-cell table:style-name="ce8" office:value-type="string" calcext:value-type="string">
            <text:p>A1413</text:p>
          </table:table-cell>
          <table:table-cell table:style-name="ce8" table:formula="of:=[.E12]*1000*[.J12]" office:value-type="float" office:value="0.54967471845956" calcext:value-type="float">
            <text:p>0.54967471845956</text:p>
          </table:table-cell>
          <table:table-cell table:formula="of:=1/[.P12]*10" office:value-type="float" office:value="18.1925776539707" calcext:value-type="float">
            <text:p>18.1925776539707</text:p>
          </table:table-cell>
          <table:table-cell table:formula="of:=[.M12]*[.P12]" office:value-type="float" office:value="56.9192481921567" calcext:value-type="float">
            <text:p>56.9192481921567</text:p>
          </table:table-cell>
          <table:table-cell table:formula="of:=[.N12]*0.581" office:value-type="float" office:value="120.326011326556" calcext:value-type="float">
            <text:p>120.326011326556</text:p>
          </table:table-cell>
          <table:table-cell table:formula="of:=[.Q12]*0.581" office:value-type="float" office:value="10.5698876169569" calcext:value-type="float">
            <text:p>10.5698876169569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384176</text:p>
          </table:table-cell>
          <table:table-cell table:formula="of:=[.I13]/[.L13]" office:value-type="float" office:value="73.9232786148859" calcext:value-type="float">
            <text:p>73.9232786148859</text:p>
          </table:table-cell>
          <table:table-cell table:formula="of:=[.M13]*2" office:value-type="float" office:value="147.846557229772" calcext:value-type="float">
            <text:p>147.846557229772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05616</text:p>
          </table:table-cell>
          <table:table-cell table:formula="of:=1/[.P13]*10" office:value-type="float" office:value="30.970697672831" calcext:value-type="float">
            <text:p>30.970697672831</text:p>
          </table:table-cell>
          <table:table-cell table:formula="of:=[.M13]*[.P13]" office:value-type="float" office:value="23.8687805472768" calcext:value-type="float">
            <text:p>23.8687805472768</text:p>
          </table:table-cell>
          <table:table-cell table:formula="of:=[.N13]*0.581" office:value-type="float" office:value="85.8988497504974" calcext:value-type="float">
            <text:p>85.8988497504974</text:p>
          </table:table-cell>
          <table:table-cell table:formula="of:=[.Q13]*0.581" office:value-type="float" office:value="17.9939753479148" calcext:value-type="float">
            <text:p>17.9939753479148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4]*300000/70" office:value-type="float" office:value="364.285714285714" calcext:value-type="float">
            <text:p>364.285714285714</text:p>
          </table:table-cell>
          <table:table-cell table:formula="of:=[.D14]-[.E14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083906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384176</text:p>
          </table:table-cell>
          <table:table-cell table:formula="of:=[.I14]/[.L14]" office:value-type="float" office:value="116.14950103286" calcext:value-type="float">
            <text:p>116.14950103286</text:p>
          </table:table-cell>
          <table:table-cell table:formula="of:=[.M14]*2" office:value-type="float" office:value="232.29900206572" calcext:value-type="float">
            <text:p>232.29900206572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755683</text:p>
          </table:table-cell>
          <table:table-cell table:formula="of:=1/[.P14]*10" office:value-type="float" office:value="30.6063365237388" calcext:value-type="float">
            <text:p>30.6063365237388</text:p>
          </table:table-cell>
          <table:table-cell table:formula="of:=[.M14]*[.P14]" office:value-type="float" office:value="37.9494948514248" calcext:value-type="float">
            <text:p>37.9494948514248</text:p>
          </table:table-cell>
          <table:table-cell table:formula="of:=[.N14]*0.581" office:value-type="float" office:value="134.965720200184" calcext:value-type="float">
            <text:p>134.965720200184</text:p>
          </table:table-cell>
          <table:table-cell table:formula="of:=[.Q14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5]*300000/70" office:value-type="float" office:value="265.714285714286" calcext:value-type="float">
            <text:p>265.714285714286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384176</text:p>
          </table:table-cell>
          <table:table-cell table:formula="of:=[.I15]/[.L15]" office:value-type="float" office:value="88.3858588047165" calcext:value-type="float">
            <text:p>88.3858588047165</text:p>
          </table:table-cell>
          <table:table-cell table:formula="of:=[.M15]*2" office:value-type="float" office:value="176.771717609433" calcext:value-type="float">
            <text:p>176.771717609433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04145</text:p>
          </table:table-cell>
          <table:table-cell table:formula="of:=1/[.P15]*10" office:value-type="float" office:value="41.9603000728678" calcext:value-type="float">
            <text:p>41.9603000728678</text:p>
          </table:table-cell>
          <table:table-cell table:formula="of:=[.M15]*[.P15]" office:value-type="float" office:value="21.0641627088526" calcext:value-type="float">
            <text:p>21.0641627088526</text:p>
          </table:table-cell>
          <table:table-cell table:formula="of:=[.N15]*0.581" office:value-type="float" office:value="102.704367931081" calcext:value-type="float">
            <text:p>102.704367931081</text:p>
          </table:table-cell>
          <table:table-cell table:formula="of:=[.Q15]*0.581" office:value-type="float" office:value="24.3789343423362" calcext:value-type="float">
            <text:p>24.3789343423362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6]*300000/70" office:value-type="float" office:value="407.142857142857" calcext:value-type="float">
            <text:p>407.142857142857</text:p>
          </table:table-cell>
          <table:table-cell table:formula="of:=[.D16]-[.E16]" office:value-type="float" office:value="3878.57142857143" calcext:value-type="float">
            <text:p>3878.57142857143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384176</text:p>
          </table:table-cell>
          <table:table-cell table:formula="of:=[.I16]/[.L16]" office:value-type="float" office:value="74.0534585051001" calcext:value-type="float">
            <text:p>74.053458505100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256351</text:p>
          </table:table-cell>
          <table:table-cell table:formula="of:=1/[.P16]*10" office:value-type="float" office:value="27.3846168896611" calcext:value-type="float">
            <text:p>27.3846168896611</text:p>
          </table:table-cell>
          <table:table-cell table:formula="of:=[.M16]*[.P16]" office:value-type="float" office:value="27.0419917881191" calcext:value-type="float">
            <text:p>27.0419917881191</text:p>
          </table:table-cell>
          <table:table-cell table:formula="of:=[.N16]*0.581" office:value-type="float" office:value="86.0501187829263" calcext:value-type="float">
            <text:p>86.0501187829263</text:p>
          </table:table-cell>
          <table:table-cell table:formula="of:=[.Q16]*0.581" office:value-type="float" office:value="15.9104624128931" calcext:value-type="float">
            <text:p>15.9104624128931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7]*300000/70" office:value-type="float" office:value="252.857142857143" calcext:value-type="float">
            <text:p>252.857142857143</text:p>
          </table:table-cell>
          <table:table-cell table:formula="of:=[.D17]-[.E17]" office:value-type="float" office:value="4032.85714285714" calcext:value-type="float">
            <text:p>4032.85714285714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384176</text:p>
          </table:table-cell>
          <table:table-cell table:formula="of:=[.I17]/[.L17]" office:value-type="float" office:value="44.7982077859091" calcext:value-type="float">
            <text:p>44.7982077859091</text:p>
          </table:table-cell>
          <table:table-cell table:formula="of:=[.M17]*2" office:value-type="float" office:value="89.5964155718183" calcext:value-type="float">
            <text:p>89.5964155718183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853944</text:p>
          </table:table-cell>
          <table:table-cell table:formula="of:=1/[.P17]*10" office:value-type="float" office:value="44.0938746528441" calcext:value-type="float">
            <text:p>44.0938746528441</text:p>
          </table:table-cell>
          <table:table-cell table:formula="of:=[.M17]*[.P17]" office:value-type="float" office:value="10.1597349152485" calcext:value-type="float">
            <text:p>10.1597349152485</text:p>
          </table:table-cell>
          <table:table-cell table:formula="of:=[.N17]*0.581" office:value-type="float" office:value="52.0555174472264" calcext:value-type="float">
            <text:p>52.0555174472264</text:p>
          </table:table-cell>
          <table:table-cell table:formula="of:=[.Q17]*0.581" office:value-type="float" office:value="25.6185411733024" calcext:value-type="float">
            <text:p>25.6185411733024</text:p>
          </table:table-cell>
        </table:table-row>
        <table:table-row table:style-name="ro1">
          <table:table-cell/>
          <table:table-cell table:style-name="ce8" office:value-type="string" calcext:value-type="string">
            <text:p>A2029</text:p>
          </table:table-cell>
          <table:table-cell table:style-name="ce8" office:value-type="float" office:value="0.077" calcext:value-type="float">
            <text:p>0.077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18]*300000/70" office:value-type="float" office:value="330" calcext:value-type="float">
            <text:p>330</text:p>
          </table:table-cell>
          <table:table-cell table:style-name="ce8" table:formula="of:=[.D18]-[.E18]" office:value-type="float" office:value="3955.71428571429" calcext:value-type="float">
            <text:p>3955.71428571429</text:p>
          </table:table-cell>
          <table:table-cell table:style-name="ce8" office:value-type="float" office:value="1152" calcext:value-type="float">
            <text:p>1152</text:p>
          </table:table-cell>
          <table:table-cell table:style-name="ce8" table:formula="of:=4*3.141592*([.G18]/300000)^2*([.F18]/[.D18])" office:value-type="float" office:value="0.000171030641010278" calcext:value-type="float">
            <text:p>0.00017103064101</text:p>
          </table:table-cell>
          <table:table-cell table:style-name="ce8" table:formula="of:=[.H18]*180/(3.141592)*3600" office:value-type="float" office:value="35.2776093696" calcext:value-type="float">
            <text:p>35.2776093696</text:p>
          </table:table-cell>
          <table:table-cell table:style-name="ce8" table:formula="of:=[.K18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18]*3600" office:value-type="float" office:value="0.185000002384176" calcext:value-type="float">
            <text:p>0.185000002384176</text:p>
          </table:table-cell>
          <table:table-cell table:style-name="ce8" table:formula="of:=[.I18]/[.L18]" office:value-type="float" office:value="190.689777918714" calcext:value-type="float">
            <text:p>190.689777918714</text:p>
          </table:table-cell>
          <table:table-cell table:style-name="ce8" table:formula="of:=[.M18]*2" office:value-type="float" office:value="381.379555837427" calcext:value-type="float">
            <text:p>381.379555837427</text:p>
          </table:table-cell>
          <table:table-cell table:style-name="ce8" office:value-type="string" calcext:value-type="string">
            <text:p>A2029</text:p>
          </table:table-cell>
          <table:table-cell table:style-name="ce8" table:formula="of:=[.E18]*1000*[.J18]" office:value-type="float" office:value="0.295978694555148" calcext:value-type="float">
            <text:p>0.295978694555148</text:p>
          </table:table-cell>
          <table:table-cell table:formula="of:=1/[.P18]*10" office:value-type="float" office:value="33.7862156430883" calcext:value-type="float">
            <text:p>33.7862156430883</text:p>
          </table:table-cell>
          <table:table-cell table:formula="of:=[.M18]*[.P18]" office:value-type="float" office:value="56.4401115333921" calcext:value-type="float">
            <text:p>56.4401115333921</text:p>
          </table:table-cell>
          <table:table-cell table:formula="of:=[.N18]*0.581" office:value-type="float" office:value="221.581521941545" calcext:value-type="float">
            <text:p>221.581521941545</text:p>
          </table:table-cell>
          <table:table-cell table:formula="of:=[.Q18]*0.581" office:value-type="float" office:value="19.6297912886343" calcext:value-type="float">
            <text:p>19.6297912886343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9]*300000/70" office:value-type="float" office:value="351.428571428571" calcext:value-type="float">
            <text:p>351.428571428571</text:p>
          </table:table-cell>
          <table:table-cell table:formula="of:=[.D19]-[.E19]" office:value-type="float" office:value="3934.28571428571" calcext:value-type="float">
            <text:p>3934.28571428571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45509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384176</text:p>
          </table:table-cell>
          <table:table-cell table:formula="of:=[.I19]/[.L19]" office:value-type="float" office:value="118.604232884468" calcext:value-type="float">
            <text:p>118.604232884468</text:p>
          </table:table-cell>
          <table:table-cell table:formula="of:=[.M19]*2" office:value-type="float" office:value="237.208465768937" calcext:value-type="float">
            <text:p>237.208465768937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05482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31</text:p>
          </table:table-cell>
          <table:table-cell table:formula="of:=[.N19]*0.581" office:value-type="float" office:value="137.818118611752" calcext:value-type="float">
            <text:p>137.818118611752</text:p>
          </table:table-cell>
          <table:table-cell table:formula="of:=[.Q19]*0.581" office:value-type="float" office:value="18.4328527954249" calcext:value-type="float">
            <text:p>18.4328527954249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0]*300000/70" office:value-type="float" office:value="505.714285714286" calcext:value-type="float">
            <text:p>505.714285714286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384176</text:p>
          </table:table-cell>
          <table:table-cell table:formula="of:=[.I20]/[.L20]" office:value-type="float" office:value="100.139421982973" calcext:value-type="float">
            <text:p>100.139421982973</text:p>
          </table:table-cell>
          <table:table-cell table:formula="of:=[.M20]*2" office:value-type="float" office:value="200.278843965946" calcext:value-type="float">
            <text:p>200.278843965946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07889</text:p>
          </table:table-cell>
          <table:table-cell table:formula="of:=1/[.P20]*10" office:value-type="float" office:value="22.0469373264221" calcext:value-type="float">
            <text:p>22.0469373264221</text:p>
          </table:table-cell>
          <table:table-cell table:formula="of:=[.M20]*[.P20]" office:value-type="float" office:value="45.4210126786913" calcext:value-type="float">
            <text:p>45.4210126786913</text:p>
          </table:table-cell>
          <table:table-cell table:formula="of:=[.N20]*0.581" office:value-type="float" office:value="116.362008344215" calcext:value-type="float">
            <text:p>116.362008344215</text:p>
          </table:table-cell>
          <table:table-cell table:formula="of:=[.Q20]*0.581" office:value-type="float" office:value="12.8092705866512" calcext:value-type="float">
            <text:p>12.8092705866512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1]*300000/70" office:value-type="float" office:value="437.142857142857" calcext:value-type="float">
            <text:p>437.142857142857</text:p>
          </table:table-cell>
          <table:table-cell table:formula="of:=[.D21]-[.E21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384176</text:p>
          </table:table-cell>
          <table:table-cell table:formula="of:=[.I21]/[.L21]" office:value-type="float" office:value="67.9145217279991" calcext:value-type="float">
            <text:p>67.9145217279991</text:p>
          </table:table-cell>
          <table:table-cell table:formula="of:=[.M21]*2" office:value-type="float" office:value="135.829043455998" calcext:value-type="float">
            <text:p>135.829043455998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06819</text:p>
          </table:table-cell>
          <table:table-cell table:formula="of:=1/[.P21]*10" office:value-type="float" office:value="25.505280436449" calcext:value-type="float">
            <text:p>25.505280436449</text:p>
          </table:table-cell>
          <table:table-cell table:formula="of:=[.M21]*[.P21]" office:value-type="float" office:value="26.6276318338158" calcext:value-type="float">
            <text:p>26.6276318338158</text:p>
          </table:table-cell>
          <table:table-cell table:formula="of:=[.N21]*0.581" office:value-type="float" office:value="78.9166742479349" calcext:value-type="float">
            <text:p>78.9166742479349</text:p>
          </table:table-cell>
          <table:table-cell table:formula="of:=[.Q21]*0.581" office:value-type="float" office:value="14.8185679335769" calcext:value-type="float">
            <text:p>14.8185679335769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2]*300000/70" office:value-type="float" office:value="462.857142857143" calcext:value-type="float">
            <text:p>462.857142857143</text:p>
          </table:table-cell>
          <table:table-cell table:formula="of:=[.D22]-[.E22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384176</text:p>
          </table:table-cell>
          <table:table-cell table:formula="of:=[.I22]/[.L22]" office:value-type="float" office:value="63.2693181035395" calcext:value-type="float">
            <text:p>63.2693181035395</text:p>
          </table:table-cell>
          <table:table-cell table:formula="of:=[.M22]*2" office:value-type="float" office:value="126.538636207079" calcext:value-type="float">
            <text:p>126.538636207079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0722</text:p>
          </table:table-cell>
          <table:table-cell table:formula="of:=1/[.P22]*10" office:value-type="float" office:value="24.0883204122019" calcext:value-type="float">
            <text:p>24.0883204122019</text:p>
          </table:table-cell>
          <table:table-cell table:formula="of:=[.M22]*[.P22]" office:value-type="float" office:value="26.2655581712914" calcext:value-type="float">
            <text:p>26.2655581712914</text:p>
          </table:table-cell>
          <table:table-cell table:formula="of:=[.N22]*0.581" office:value-type="float" office:value="73.5189476363129" calcext:value-type="float">
            <text:p>73.5189476363129</text:p>
          </table:table-cell>
          <table:table-cell table:formula="of:=[.Q22]*0.581" office:value-type="float" office:value="13.9953141594893" calcext:value-type="float">
            <text:p>13.9953141594893</text:p>
          </table:table-cell>
        </table:table-row>
        <table:table-row table:style-name="ro1">
          <table:table-cell/>
          <table:table-cell table:style-name="ce8" office:value-type="string" calcext:value-type="string">
            <text:p>A2065</text:p>
          </table:table-cell>
          <table:table-cell table:style-name="ce8" office:value-type="float" office:value="0.073" calcext:value-type="float">
            <text:p>0.073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23]*300000/70" office:value-type="float" office:value="312.857142857143" calcext:value-type="float">
            <text:p>312.857142857143</text:p>
          </table:table-cell>
          <table:table-cell table:style-name="ce8" table:formula="of:=[.D23]-[.E23]" office:value-type="float" office:value="3972.85714285714" calcext:value-type="float">
            <text:p>3972.85714285714</text:p>
          </table:table-cell>
          <table:table-cell table:style-name="ce8" office:value-type="float" office:value="1095" calcext:value-type="float">
            <text:p>1095</text:p>
          </table:table-cell>
          <table:table-cell table:style-name="ce8" table:formula="of:=4*3.141592*([.G23]/300000)^2*([.F23]/[.D23])" office:value-type="float" office:value="0.00015519411072936" calcext:value-type="float">
            <text:p>0.000155194110729</text:p>
          </table:table-cell>
          <table:table-cell table:style-name="ce8" table:formula="of:=[.H23]*180/(3.141592)*3600" office:value-type="float" office:value="32.01108984" calcext:value-type="float">
            <text:p>32.01108984</text:p>
          </table:table-cell>
          <table:table-cell table:style-name="ce8" table:formula="of:=[.K23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23]*3600" office:value-type="float" office:value="0.185000002384176" calcext:value-type="float">
            <text:p>0.185000002384176</text:p>
          </table:table-cell>
          <table:table-cell table:style-name="ce8" table:formula="of:=[.I23]/[.L23]" office:value-type="float" office:value="173.032915824103" calcext:value-type="float">
            <text:p>173.032915824103</text:p>
          </table:table-cell>
          <table:table-cell table:style-name="ce8" table:formula="of:=[.M23]*2" office:value-type="float" office:value="346.065831648206" calcext:value-type="float">
            <text:p>346.065831648206</text:p>
          </table:table-cell>
          <table:table-cell table:style-name="ce8" office:value-type="string" calcext:value-type="string">
            <text:p>A2065</text:p>
          </table:table-cell>
          <table:table-cell table:style-name="ce8" table:formula="of:=[.E23]*1000*[.J23]" office:value-type="float" office:value="0.28060317795488" calcext:value-type="float">
            <text:p>0.28060317795488</text:p>
          </table:table-cell>
          <table:table-cell table:formula="of:=1/[.P23]*10" office:value-type="float" office:value="35.6375151303809" calcext:value-type="float">
            <text:p>35.6375151303809</text:p>
          </table:table-cell>
          <table:table-cell table:formula="of:=[.M23]*[.P23]" office:value-type="float" office:value="48.5535860710425" calcext:value-type="float">
            <text:p>48.5535860710425</text:p>
          </table:table-cell>
          <table:table-cell table:formula="of:=[.N23]*0.581" office:value-type="float" office:value="201.064248187608" calcext:value-type="float">
            <text:p>201.064248187608</text:p>
          </table:table-cell>
          <table:table-cell table:formula="of:=[.Q23]*0.581" office:value-type="float" office:value="20.7053962907513" calcext:value-type="float">
            <text:p>20.7053962907513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4]*300000/70" office:value-type="float" office:value="497.142857142857" calcext:value-type="float">
            <text:p>497.142857142857</text:p>
          </table:table-cell>
          <table:table-cell table:formula="of:=[.D24]-[.E24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26895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384176</text:p>
          </table:table-cell>
          <table:table-cell table:formula="of:=[.I24]/[.L24]" office:value-type="float" office:value="128.418405021773" calcext:value-type="float">
            <text:p>128.418405021773</text:p>
          </table:table-cell>
          <table:table-cell table:formula="of:=[.M24]*2" office:value-type="float" office:value="256.836810043545" calcext:value-type="float">
            <text:p>256.83681004354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07755</text:p>
          </table:table-cell>
          <table:table-cell table:formula="of:=1/[.P24]*10" office:value-type="float" office:value="22.4270569354983" calcext:value-type="float">
            <text:p>22.4270569354983</text:p>
          </table:table-cell>
          <table:table-cell table:formula="of:=[.M24]*[.P24]" office:value-type="float" office:value="57.2604802275717" calcext:value-type="float">
            <text:p>57.2604802275717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245</text:p>
          </table:table-cell>
        </table:table-row>
        <table:table-row table:style-name="ro1">
          <table:table-cell/>
          <table:table-cell table:style-name="ce8" office:value-type="string" calcext:value-type="string">
            <text:p>A2142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25]*300000/70" office:value-type="float" office:value="390" calcext:value-type="float">
            <text:p>390</text:p>
          </table:table-cell>
          <table:table-cell table:style-name="ce8" table:formula="of:=[.D25]-[.E25]" office:value-type="float" office:value="3895.71428571429" calcext:value-type="float">
            <text:p>3895.71428571429</text:p>
          </table:table-cell>
          <table:table-cell table:style-name="ce8" office:value-type="float" office:value="1086" calcext:value-type="float">
            <text:p>1086</text:p>
          </table:table-cell>
          <table:table-cell table:style-name="ce8" table:formula="of:=4*3.141592*([.G25]/300000)^2*([.F25]/[.D25])" office:value-type="float" office:value="0.000149689313952653" calcext:value-type="float">
            <text:p>0.000149689313953</text:p>
          </table:table-cell>
          <table:table-cell table:style-name="ce8" table:formula="of:=[.H25]*180/(3.141592)*3600" office:value-type="float" office:value="30.8756437632" calcext:value-type="float">
            <text:p>30.8756437632</text:p>
          </table:table-cell>
          <table:table-cell table:style-name="ce8" table:formula="of:=[.K25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25]*3600" office:value-type="float" office:value="0.185000002384176" calcext:value-type="float">
            <text:p>0.185000002384176</text:p>
          </table:table-cell>
          <table:table-cell table:style-name="ce8" table:formula="of:=[.I25]/[.L25]" office:value-type="float" office:value="166.895369542119" calcext:value-type="float">
            <text:p>166.895369542119</text:p>
          </table:table-cell>
          <table:table-cell table:style-name="ce8" table:formula="of:=[.M25]*2" office:value-type="float" office:value="333.790739084238" calcext:value-type="float">
            <text:p>333.790739084238</text:p>
          </table:table-cell>
          <table:table-cell table:style-name="ce8" office:value-type="string" calcext:value-type="string">
            <text:p>A2142</text:p>
          </table:table-cell>
          <table:table-cell table:style-name="ce8" table:formula="of:=[.E25]*1000*[.J25]" office:value-type="float" office:value="0.349793002656084" calcext:value-type="float">
            <text:p>0.349793002656084</text:p>
          </table:table-cell>
          <table:table-cell table:formula="of:=1/[.P25]*10" office:value-type="float" office:value="28.5883363133824" calcext:value-type="float">
            <text:p>28.5883363133824</text:p>
          </table:table-cell>
          <table:table-cell table:formula="of:=[.M25]*[.P25]" office:value-type="float" office:value="58.3788324415346" calcext:value-type="float">
            <text:p>58.3788324415346</text:p>
          </table:table-cell>
          <table:table-cell table:formula="of:=[.N25]*0.581" office:value-type="float" office:value="193.932419407942" calcext:value-type="float">
            <text:p>193.932419407942</text:p>
          </table:table-cell>
          <table:table-cell table:formula="of:=[.Q25]*0.581" office:value-type="float" office:value="16.6098233980752" calcext:value-type="float">
            <text:p>16.6098233980752</text:p>
          </table:table-cell>
        </table:table-row>
        <table:table-row table:style-name="ro1">
          <table:table-cell/>
          <table:table-cell table:style-name="ce8" office:value-type="string" calcext:value-type="string">
            <text:p>A2319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26]*300000/70" office:value-type="float" office:value="240" calcext:value-type="float">
            <text:p>240</text:p>
          </table:table-cell>
          <table:table-cell table:style-name="ce8" table:formula="of:=[.D26]-[.E26]" office:value-type="float" office:value="4045.71428571429" calcext:value-type="float">
            <text:p>4045.71428571429</text:p>
          </table:table-cell>
          <table:table-cell table:style-name="ce8" office:value-type="float" office:value="1101" calcext:value-type="float">
            <text:p>1101</text:p>
          </table:table-cell>
          <table:table-cell table:style-name="ce8" table:formula="of:=4*3.141592*([.G26]/300000)^2*([.F26]/[.D26])" office:value-type="float" office:value="0.000159776865333709" calcext:value-type="float">
            <text:p>0.000159776865334</text:p>
          </table:table-cell>
          <table:table-cell table:style-name="ce8" table:formula="of:=[.H26]*180/(3.141592)*3600" office:value-type="float" office:value="32.9563510272" calcext:value-type="float">
            <text:p>32.9563510272</text:p>
          </table:table-cell>
          <table:table-cell table:style-name="ce8" table:formula="of:=[.K26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26]*3600" office:value-type="float" office:value="0.185000002384176" calcext:value-type="float">
            <text:p>0.185000002384176</text:p>
          </table:table-cell>
          <table:table-cell table:style-name="ce8" table:formula="of:=[.I26]/[.L26]" office:value-type="float" office:value="178.142435689065" calcext:value-type="float">
            <text:p>178.142435689065</text:p>
          </table:table-cell>
          <table:table-cell table:style-name="ce8" table:formula="of:=[.M26]*2" office:value-type="float" office:value="356.284871378131" calcext:value-type="float">
            <text:p>356.284871378131</text:p>
          </table:table-cell>
          <table:table-cell table:style-name="ce8" office:value-type="string" calcext:value-type="string">
            <text:p>A2319</text:p>
          </table:table-cell>
          <table:table-cell table:style-name="ce8" table:formula="of:=[.E26]*1000*[.J26]" office:value-type="float" office:value="0.215257232403744" calcext:value-type="float">
            <text:p>0.215257232403744</text:p>
          </table:table-cell>
          <table:table-cell table:formula="of:=1/[.P26]*10" office:value-type="float" office:value="46.4560465092464" calcext:value-type="float">
            <text:p>46.4560465092464</text:p>
          </table:table-cell>
          <table:table-cell table:formula="of:=[.M26]*[.P26]" office:value-type="float" office:value="38.3464476800901" calcext:value-type="float">
            <text:p>38.3464476800901</text:p>
          </table:table-cell>
          <table:table-cell table:formula="of:=[.N26]*0.581" office:value-type="float" office:value="207.001510270694" calcext:value-type="float">
            <text:p>207.001510270694</text:p>
          </table:table-cell>
          <table:table-cell table:formula="of:=[.Q26]*0.581" office:value-type="float" office:value="26.9909630218722" calcext:value-type="float">
            <text:p>26.9909630218722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7]*300000/70" office:value-type="float" office:value="364.285714285714" calcext:value-type="float">
            <text:p>364.285714285714</text:p>
          </table:table-cell>
          <table:table-cell table:formula="of:=[.D27]-[.E27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384176</text:p>
          </table:table-cell>
          <table:table-cell table:formula="of:=[.I27]/[.L27]" office:value-type="float" office:value="91.1636745008095" calcext:value-type="float">
            <text:p>91.1636745008095</text:p>
          </table:table-cell>
          <table:table-cell table:formula="of:=[.M27]*2" office:value-type="float" office:value="182.327349001619" calcext:value-type="float">
            <text:p>182.327349001619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755683</text:p>
          </table:table-cell>
          <table:table-cell table:formula="of:=1/[.P27]*10" office:value-type="float" office:value="30.6063365237388" calcext:value-type="float">
            <text:p>30.6063365237388</text:p>
          </table:table-cell>
          <table:table-cell table:formula="of:=[.M27]*[.P27]" office:value-type="float" office:value="29.7858825508572" calcext:value-type="float">
            <text:p>29.7858825508572</text:p>
          </table:table-cell>
          <table:table-cell table:formula="of:=[.N27]*0.581" office:value-type="float" office:value="105.932189769941" calcext:value-type="float">
            <text:p>105.932189769941</text:p>
          </table:table-cell>
          <table:table-cell table:formula="of:=[.Q27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29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384176</text:p>
          </table:table-cell>
          <table:table-cell table:formula="of:=[.I28]/[.L28]" office:value-type="float" office:value="89.8684528958799" calcext:value-type="float">
            <text:p>89.8684528958799</text:p>
          </table:table-cell>
          <table:table-cell table:formula="of:=[.M28]*2" office:value-type="float" office:value="179.73690579176" calcext:value-type="float">
            <text:p>179.73690579176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06552</text:p>
          </table:table-cell>
          <table:table-cell table:formula="of:=1/[.P28]*10" office:value-type="float" office:value="26.546312290998" calcext:value-type="float">
            <text:p>26.546312290998</text:p>
          </table:table-cell>
          <table:table-cell table:formula="of:=[.M28]*[.P28]" office:value-type="float" office:value="33.8534602888533" calcext:value-type="float">
            <text:p>33.8534602888533</text:p>
          </table:table-cell>
          <table:table-cell table:formula="of:=[.N28]*0.581" office:value-type="float" office:value="104.427142265012" calcext:value-type="float">
            <text:p>104.427142265012</text:p>
          </table:table-cell>
          <table:table-cell table:formula="of:=[.Q28]*0.581" office:value-type="float" office:value="15.4234074410698" calcext:value-type="float">
            <text:p>15.4234074410698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384176</text:p>
          </table:table-cell>
          <table:table-cell table:formula="of:=[.I29]/[.L29]" office:value-type="float" office:value="83.0313647418303" calcext:value-type="float">
            <text:p>83.0313647418303</text:p>
          </table:table-cell>
          <table:table-cell table:formula="of:=[.M29]*2" office:value-type="float" office:value="166.062729483661" calcext:value-type="float">
            <text:p>166.062729483661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656084</text:p>
          </table:table-cell>
          <table:table-cell table:formula="of:=1/[.P29]*10" office:value-type="float" office:value="28.5883363133824" calcext:value-type="float">
            <text:p>28.5883363133824</text:p>
          </table:table-cell>
          <table:table-cell table:formula="of:=[.M29]*[.P29]" office:value-type="float" office:value="29.0437903876773" calcext:value-type="float">
            <text:p>29.0437903876773</text:p>
          </table:table-cell>
          <table:table-cell table:formula="of:=[.N29]*0.581" office:value-type="float" office:value="96.4824458300068" calcext:value-type="float">
            <text:p>96.4824458300068</text:p>
          </table:table-cell>
          <table:table-cell table:formula="of:=[.Q29]*0.581" office:value-type="float" office:value="16.6098233980752" calcext:value-type="float">
            <text:p>16.6098233980752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0]*300000/70" office:value-type="float" office:value="462.857142857143" calcext:value-type="float">
            <text:p>462.857142857143</text:p>
          </table:table-cell>
          <table:table-cell table:formula="of:=[.D30]-[.E30]" office:value-type="float" office:value="3822.85714285714" calcext:value-type="float">
            <text:p>382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384176</text:p>
          </table:table-cell>
          <table:table-cell table:formula="of:=[.I30]/[.L30]" office:value-type="float" office:value="88.8721285843957" calcext:value-type="float">
            <text:p>88.8721285843957</text:p>
          </table:table-cell>
          <table:table-cell table:formula="of:=[.M30]*2" office:value-type="float" office:value="177.744257168791" calcext:value-type="float">
            <text:p>177.744257168791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0722</text:p>
          </table:table-cell>
          <table:table-cell table:formula="of:=1/[.P30]*10" office:value-type="float" office:value="24.0883204122019" calcext:value-type="float">
            <text:p>24.0883204122019</text:p>
          </table:table-cell>
          <table:table-cell table:formula="of:=[.M30]*[.P30]" office:value-type="float" office:value="36.8942819854629" calcext:value-type="float">
            <text:p>36.8942819854629</text:p>
          </table:table-cell>
          <table:table-cell table:formula="of:=[.N30]*0.581" office:value-type="float" office:value="103.269413415068" calcext:value-type="float">
            <text:p>103.269413415068</text:p>
          </table:table-cell>
          <table:table-cell table:formula="of:=[.Q30]*0.581" office:value-type="float" office:value="13.9953141594893" calcext:value-type="float">
            <text:p>13.9953141594893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1]*300000/70" office:value-type="float" office:value="334.285714285714" calcext:value-type="float">
            <text:p>334.285714285714</text:p>
          </table:table-cell>
          <table:table-cell table:formula="of:=[.D31]-[.E31]" office:value-type="float" office:value="3951.42857142857" calcext:value-type="float">
            <text:p>3951.42857142857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384176</text:p>
          </table:table-cell>
          <table:table-cell table:formula="of:=[.I31]/[.L31]" office:value-type="float" office:value="57.1492313153847" calcext:value-type="float">
            <text:p>57.1492313153847</text:p>
          </table:table-cell>
          <table:table-cell table:formula="of:=[.M31]*2" office:value-type="float" office:value="114.298462630769" calcext:value-type="float">
            <text:p>114.298462630769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05215</text:p>
          </table:table-cell>
          <table:table-cell table:formula="of:=1/[.P31]*10" office:value-type="float" office:value="33.3530590322795" calcext:value-type="float">
            <text:p>33.3530590322795</text:p>
          </table:table-cell>
          <table:table-cell table:formula="of:=[.M31]*[.P31]" office:value-type="float" office:value="17.1346296182533" calcext:value-type="float">
            <text:p>17.1346296182533</text:p>
          </table:table-cell>
          <table:table-cell table:formula="of:=[.N31]*0.581" office:value-type="float" office:value="66.407406788477" calcext:value-type="float">
            <text:p>66.407406788477</text:p>
          </table:table-cell>
          <table:table-cell table:formula="of:=[.Q31]*0.581" office:value-type="float" office:value="19.3781272977544" calcext:value-type="float">
            <text:p>19.3781272977544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2]*300000/70" office:value-type="float" office:value="364.285714285714" calcext:value-type="float">
            <text:p>364.285714285714</text:p>
          </table:table-cell>
          <table:table-cell table:formula="of:=[.D32]-[.E32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384176</text:p>
          </table:table-cell>
          <table:table-cell table:formula="of:=[.I32]/[.L32]" office:value-type="float" office:value="66.2537702164289" calcext:value-type="float">
            <text:p>66.2537702164289</text:p>
          </table:table-cell>
          <table:table-cell table:formula="of:=[.M32]*2" office:value-type="float" office:value="132.507540432858" calcext:value-type="float">
            <text:p>132.507540432858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755683</text:p>
          </table:table-cell>
          <table:table-cell table:formula="of:=1/[.P32]*10" office:value-type="float" office:value="30.6063365237388" calcext:value-type="float">
            <text:p>30.6063365237388</text:p>
          </table:table-cell>
          <table:table-cell table:formula="of:=[.M32]*[.P32]" office:value-type="float" office:value="21.6470763056014" calcext:value-type="float">
            <text:p>21.6470763056014</text:p>
          </table:table-cell>
          <table:table-cell table:formula="of:=[.N32]*0.581" office:value-type="float" office:value="76.9868809914904" calcext:value-type="float">
            <text:p>76.9868809914904</text:p>
          </table:table-cell>
          <table:table-cell table:formula="of:=[.Q32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384176</text:p>
          </table:table-cell>
          <table:table-cell table:formula="of:=[.I33]/[.L33]" office:value-type="float" office:value="87.078744823724" calcext:value-type="float">
            <text:p>87.078744823724</text:p>
          </table:table-cell>
          <table:table-cell table:formula="of:=[.M33]*2" office:value-type="float" office:value="174.157489647448" calcext:value-type="float">
            <text:p>174.157489647448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08424</text:p>
          </table:table-cell>
          <table:table-cell table:formula="of:=1/[.P33]*10" office:value-type="float" office:value="20.6471317818873" calcext:value-type="float">
            <text:p>20.6471317818873</text:p>
          </table:table-cell>
          <table:table-cell table:formula="of:=[.M33]*[.P33]" office:value-type="float" office:value="42.17474162688" calcext:value-type="float">
            <text:p>42.17474162688</text:p>
          </table:table-cell>
          <table:table-cell table:formula="of:=[.N33]*0.581" office:value-type="float" office:value="101.185501485167" calcext:value-type="float">
            <text:p>101.185501485167</text:p>
          </table:table-cell>
          <table:table-cell table:formula="of:=[.Q33]*0.581" office:value-type="float" office:value="11.9959835652765" calcext:value-type="float">
            <text:p>11.9959835652765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4]*300000/70" office:value-type="float" office:value="325.714285714286" calcext:value-type="float">
            <text:p>325.714285714286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384176</text:p>
          </table:table-cell>
          <table:table-cell table:formula="of:=[.I34]/[.L34]" office:value-type="float" office:value="92.0603663811453" calcext:value-type="float">
            <text:p>92.0603663811453</text:p>
          </table:table-cell>
          <table:table-cell table:formula="of:=[.M34]*2" office:value-type="float" office:value="184.120732762291" calcext:value-type="float">
            <text:p>184.120732762291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05081</text:p>
          </table:table-cell>
          <table:table-cell table:formula="of:=1/[.P34]*10" office:value-type="float" office:value="34.2307711120763" calcext:value-type="float">
            <text:p>34.2307711120763</text:p>
          </table:table-cell>
          <table:table-cell table:formula="of:=[.M34]*[.P34]" office:value-type="float" office:value="26.89403813888" calcext:value-type="float">
            <text:p>26.89403813888</text:p>
          </table:table-cell>
          <table:table-cell table:formula="of:=[.N34]*0.581" office:value-type="float" office:value="106.974145734891" calcext:value-type="float">
            <text:p>106.974145734891</text:p>
          </table:table-cell>
          <table:table-cell table:formula="of:=[.Q34]*0.581" office:value-type="float" office:value="19.8880780161164" calcext:value-type="float">
            <text:p>19.8880780161164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488.571428571429" calcext:value-type="float">
            <text:p>488.571428571429</text:p>
          </table:table-cell>
          <table:table-cell table:formula="of:=[.D35]-[.E3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8.2743339975051" calcext:value-type="float">
            <text:p>88.2743339975051</text:p>
          </table:table-cell>
          <table:table-cell table:formula="of:=[.M35]*2" office:value-type="float" office:value="176.54866799501" calcext:value-type="float">
            <text:p>176.54866799501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07621</text:p>
          </table:table-cell>
          <table:table-cell table:formula="of:=1/[.P35]*10" office:value-type="float" office:value="22.8205140747176" calcext:value-type="float">
            <text:p>22.8205140747176</text:p>
          </table:table-cell>
          <table:table-cell table:formula="of:=[.M35]*[.P35]" office:value-type="float" office:value="38.6820094010514" calcext:value-type="float">
            <text:p>38.6820094010514</text:p>
          </table:table-cell>
          <table:table-cell table:formula="of:=[.N35]*0.581" office:value-type="float" office:value="102.574776105101" calcext:value-type="float">
            <text:p>102.574776105101</text:p>
          </table:table-cell>
          <table:table-cell table:formula="of:=[.Q35]*0.581" office:value-type="float" office:value="13.2587186774109" calcext:value-type="float">
            <text:p>13.2587186774109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308.571428571429" calcext:value-type="float">
            <text:p>308.571428571429</text:p>
          </table:table-cell>
          <table:table-cell table:formula="of:=[.D36]-[.E3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92.458896105739" calcext:value-type="float">
            <text:p>92.458896105739</text:p>
          </table:table-cell>
          <table:table-cell table:formula="of:=[.M36]*2" office:value-type="float" office:value="184.917792211478" calcext:value-type="float">
            <text:p>184.917792211478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04814</text:p>
          </table:table-cell>
          <table:table-cell table:formula="of:=1/[.P36]*10" office:value-type="float" office:value="36.1324806183028" calcext:value-type="float">
            <text:p>36.1324806183028</text:p>
          </table:table-cell>
          <table:table-cell table:formula="of:=[.M36]*[.P36]" office:value-type="float" office:value="25.5888592544914" calcext:value-type="float">
            <text:p>25.5888592544914</text:p>
          </table:table-cell>
          <table:table-cell table:formula="of:=[.N36]*0.581" office:value-type="float" office:value="107.437237274869" calcext:value-type="float">
            <text:p>107.437237274869</text:p>
          </table:table-cell>
          <table:table-cell table:formula="of:=[.Q36]*0.581" office:value-type="float" office:value="20.9929712392339" calcext:value-type="float">
            <text:p>20.9929712392339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282.857142857143" calcext:value-type="float">
            <text:p>282.857142857143</text:p>
          </table:table-cell>
          <table:table-cell table:formula="of:=[.D37]-[.E3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8.34630237297778E-05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93.0566906926296" calcext:value-type="float">
            <text:p>93.0566906926296</text:p>
          </table:table-cell>
          <table:table-cell table:formula="of:=[.M37]*2" office:value-type="float" office:value="186.113381385259" calcext:value-type="float">
            <text:p>186.113381385259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04412</text:p>
          </table:table-cell>
          <table:table-cell table:formula="of:=1/[.P37]*10" office:value-type="float" office:value="39.4172515836031" calcext:value-type="float">
            <text:p>39.4172515836031</text:p>
          </table:table-cell>
          <table:table-cell table:formula="of:=[.M37]*[.P37]" office:value-type="float" office:value="23.6081124264229" calcext:value-type="float">
            <text:p>23.6081124264229</text:p>
          </table:table-cell>
          <table:table-cell table:formula="of:=[.N37]*0.581" office:value-type="float" office:value="108.131874584836" calcext:value-type="float">
            <text:p>108.131874584836</text:p>
          </table:table-cell>
          <table:table-cell table:formula="of:=[.Q37]*0.581" office:value-type="float" office:value="22.9014231700734" calcext:value-type="float">
            <text:p>22.9014231700734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2.6581609680359" calcext:value-type="float">
            <text:p>92.6581609680359</text:p>
          </table:table-cell>
          <table:table-cell table:formula="of:=[.M38]*2" office:value-type="float" office:value="185.316321936072" calcext:value-type="float">
            <text:p>185.316321936072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0468</text:p>
          </table:table-cell>
          <table:table-cell table:formula="of:=1/[.P38]*10" office:value-type="float" office:value="37.1648372073972" calcext:value-type="float">
            <text:p>37.1648372073972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858</text:p>
          </table:table-cell>
          <table:table-cell table:formula="of:=[.Q38]*0.581" office:value-type="float" office:value="21.5927704174978" calcext:value-type="float">
            <text:p>21.5927704174978</text:p>
          </table:table-cell>
        </table:table-row>
        <table:table-row table:style-name="ro1">
          <table:table-cell/>
          <table:table-cell table:style-name="ce8" office:value-type="string" calcext:value-type="string">
            <text:p>A655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39]*300000/70" office:value-type="float" office:value="544.285714285714" calcext:value-type="float">
            <text:p>544.285714285714</text:p>
          </table:table-cell>
          <table:table-cell table:style-name="ce8" table:formula="of:=[.D39]-[.E39]" office:value-type="float" office:value="3741.42857142857" calcext:value-type="float">
            <text:p>3741.42857142857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G39]/300000)^2*([.F39]/[.D39])" office:value-type="float" office:value="0.000078012012544" calcext:value-type="float">
            <text:p>7.8012012544E-05</text:p>
          </table:table-cell>
          <table:table-cell table:style-name="ce8" table:formula="of:=[.H39]*180/(3.141592)*3600" office:value-type="float" office:value="16.091136" calcext:value-type="float">
            <text:p>16.091136</text:p>
          </table:table-cell>
          <table:table-cell table:style-name="ce8" table:formula="of:=[.K39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39]*3600" office:value-type="float" office:value="0.185000002384176" calcext:value-type="float">
            <text:p>0.185000002384176</text:p>
          </table:table-cell>
          <table:table-cell table:style-name="ce8" table:formula="of:=[.I39]/[.L39]" office:value-type="float" office:value="86.9791123925756" calcext:value-type="float">
            <text:p>86.9791123925756</text:p>
          </table:table-cell>
          <table:table-cell table:style-name="ce8" table:formula="of:=[.M39]*2" office:value-type="float" office:value="173.958224785151" calcext:value-type="float">
            <text:p>173.958224785151</text:p>
          </table:table-cell>
          <table:table-cell table:style-name="ce8" office:value-type="string" calcext:value-type="string">
            <text:p>A655</text:p>
          </table:table-cell>
          <table:table-cell table:style-name="ce8" table:formula="of:=[.E39]*1000*[.J39]" office:value-type="float" office:value="0.488172652058491" calcext:value-type="float">
            <text:p>0.488172652058491</text:p>
          </table:table-cell>
          <table:table-cell table:formula="of:=1/[.P39]*10" office:value-type="float" office:value="20.484555941085" calcext:value-type="float">
            <text:p>20.484555941085</text:p>
          </table:table-cell>
          <table:table-cell table:formula="of:=[.M39]*[.P39]" office:value-type="float" office:value="42.4608239703772" calcext:value-type="float">
            <text:p>42.4608239703772</text:p>
          </table:table-cell>
          <table:table-cell table:formula="of:=[.N39]*0.581" office:value-type="float" office:value="101.069728600173" calcext:value-type="float">
            <text:p>101.069728600173</text:p>
          </table:table-cell>
          <table:table-cell table:formula="of:=[.Q39]*0.581" office:value-type="float" office:value="11.9015270017704" calcext:value-type="float">
            <text:p>11.9015270017704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454.285714285714" calcext:value-type="float">
            <text:p>454.285714285714</text:p>
          </table:table-cell>
          <table:table-cell table:formula="of:=[.D40]-[.E40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89.0713934466926" calcext:value-type="float">
            <text:p>89.0713934466926</text:p>
          </table:table-cell>
          <table:table-cell table:formula="of:=[.M40]*2" office:value-type="float" office:value="178.142786893385" calcext:value-type="float">
            <text:p>178.142786893385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07087</text:p>
          </table:table-cell>
          <table:table-cell table:formula="of:=1/[.P40]*10" office:value-type="float" office:value="24.5428170237529" calcext:value-type="float">
            <text:p>24.5428170237529</text:p>
          </table:table-cell>
          <table:table-cell table:formula="of:=[.M40]*[.P40]" office:value-type="float" office:value="36.2922452465371" calcext:value-type="float">
            <text:p>36.2922452465371</text:p>
          </table:table-cell>
          <table:table-cell table:formula="of:=[.N40]*0.581" office:value-type="float" office:value="103.500959185057" calcext:value-type="float">
            <text:p>103.500959185057</text:p>
          </table:table-cell>
          <table:table-cell table:formula="of:=[.Q40]*0.581" office:value-type="float" office:value="14.2593766908004" calcext:value-type="float">
            <text:p>14.2593766908004</text:p>
          </table:table-cell>
        </table:table-row>
        <table:table-row table:style-name="ro1">
          <table:table-cell/>
          <table:table-cell table:style-name="ce8" office:value-type="string" calcext:value-type="string">
            <text:p>A754</text:p>
          </table:table-cell>
          <table:table-cell table:style-name="ce8" office:value-type="float" office:value="0.054" calcext:value-type="float">
            <text:p>0.054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41]*300000/70" office:value-type="float" office:value="231.428571428571" calcext:value-type="float">
            <text:p>231.428571428571</text:p>
          </table:table-cell>
          <table:table-cell table:style-name="ce8" table:formula="of:=[.D41]-[.E41]" office:value-type="float" office:value="4054.28571428571" calcext:value-type="float">
            <text:p>4054.28571428571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8" table:formula="of:=[.H41]*180/(3.141592)*3600" office:value-type="float" office:value="17.436672" calcext:value-type="float">
            <text:p>17.436672</text:p>
          </table:table-cell>
          <table:table-cell table:style-name="ce8" table:formula="of:=[.K41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41]*3600" office:value-type="float" office:value="0.185000002384176" calcext:value-type="float">
            <text:p>0.185000002384176</text:p>
          </table:table-cell>
          <table:table-cell table:style-name="ce8" table:formula="of:=[.I41]/[.L41]" office:value-type="float" office:value="94.2522798664107" calcext:value-type="float">
            <text:p>94.2522798664107</text:p>
          </table:table-cell>
          <table:table-cell table:style-name="ce8" table:formula="of:=[.M41]*2" office:value-type="float" office:value="188.504559732821" calcext:value-type="float">
            <text:p>188.504559732821</text:p>
          </table:table-cell>
          <table:table-cell table:style-name="ce8" office:value-type="string" calcext:value-type="string">
            <text:p>A754</text:p>
          </table:table-cell>
          <table:table-cell table:style-name="ce8" table:formula="of:=[.E41]*1000*[.J41]" office:value-type="float" office:value="0.20756947410361" calcext:value-type="float">
            <text:p>0.20756947410361</text:p>
          </table:table-cell>
          <table:table-cell table:formula="of:=1/[.P41]*10" office:value-type="float" office:value="48.1766408244038" calcext:value-type="float">
            <text:p>48.1766408244038</text:p>
          </table:table-cell>
          <table:table-cell table:formula="of:=[.M41]*[.P41]" office:value-type="float" office:value="19.5638961649371" calcext:value-type="float">
            <text:p>19.5638961649371</text:p>
          </table:table-cell>
          <table:table-cell table:formula="of:=[.N41]*0.581" office:value-type="float" office:value="109.521149204769" calcext:value-type="float">
            <text:p>109.521149204769</text:p>
          </table:table-cell>
          <table:table-cell table:formula="of:=[.Q41]*0.581" office:value-type="float" office:value="27.9906283189786" calcext:value-type="float">
            <text:p>27.9906283189786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364.285714285714" calcext:value-type="float">
            <text:p>364.285714285714</text:p>
          </table:table-cell>
          <table:table-cell table:formula="of:=[.D42]-[.E42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91.1636745008095" calcext:value-type="float">
            <text:p>91.1636745008095</text:p>
          </table:table-cell>
          <table:table-cell table:formula="of:=[.M42]*2" office:value-type="float" office:value="182.327349001619" calcext:value-type="float">
            <text:p>182.327349001619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755683</text:p>
          </table:table-cell>
          <table:table-cell table:formula="of:=1/[.P42]*10" office:value-type="float" office:value="30.6063365237388" calcext:value-type="float">
            <text:p>30.6063365237388</text:p>
          </table:table-cell>
          <table:table-cell table:formula="of:=[.M42]*[.P42]" office:value-type="float" office:value="29.7858825508572" calcext:value-type="float">
            <text:p>29.7858825508572</text:p>
          </table:table-cell>
          <table:table-cell table:formula="of:=[.N42]*0.581" office:value-type="float" office:value="105.932189769941" calcext:value-type="float">
            <text:p>105.932189769941</text:p>
          </table:table-cell>
          <table:table-cell table:formula="of:=[.Q42]*0.581" office:value-type="float" office:value="17.7822815202923" calcext:value-type="float">
            <text:p>17.782281520292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231.428571428571" calcext:value-type="float">
            <text:p>231.428571428571</text:p>
          </table:table-cell>
          <table:table-cell table:formula="of:=[.D43]-[.E43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94.2522798664107" calcext:value-type="float">
            <text:p>94.2522798664107</text:p>
          </table:table-cell>
          <table:table-cell table:formula="of:=[.M43]*2" office:value-type="float" office:value="188.504559732821" calcext:value-type="float">
            <text:p>188.504559732821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0361</text:p>
          </table:table-cell>
          <table:table-cell table:formula="of:=1/[.P43]*10" office:value-type="float" office:value="48.1766408244038" calcext:value-type="float">
            <text:p>48.1766408244038</text:p>
          </table:table-cell>
          <table:table-cell table:formula="of:=[.M43]*[.P43]" office:value-type="float" office:value="19.5638961649371" calcext:value-type="float">
            <text:p>19.5638961649371</text:p>
          </table:table-cell>
          <table:table-cell table:formula="of:=[.N43]*0.581" office:value-type="float" office:value="109.521149204769" calcext:value-type="float">
            <text:p>109.521149204769</text:p>
          </table:table-cell>
          <table:table-cell table:formula="of:=[.Q43]*0.581" office:value-type="float" office:value="27.9906283189786" calcext:value-type="float">
            <text:p>27.9906283189786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82.857142857143" calcext:value-type="float">
            <text:p>582.857142857143</text:p>
          </table:table-cell>
          <table:table-cell table:formula="of:=[.D44]-[.E4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86.0824205122398" calcext:value-type="float">
            <text:p>86.0824205122398</text:p>
          </table:table-cell>
          <table:table-cell table:formula="of:=[.M44]*2" office:value-type="float" office:value="172.16484102448" calcext:value-type="float">
            <text:p>172.16484102448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09092</text:p>
          </table:table-cell>
          <table:table-cell table:formula="of:=1/[.P44]*10" office:value-type="float" office:value="19.1289603273368" calcext:value-type="float">
            <text:p>19.1289603273368</text:p>
          </table:table-cell>
          <table:table-cell table:formula="of:=[.M44]*[.P44]" office:value-type="float" office:value="45.0010973096228" calcext:value-type="float">
            <text:p>45.0010973096228</text:p>
          </table:table-cell>
          <table:table-cell table:formula="of:=[.N44]*0.581" office:value-type="float" office:value="100.027772635223" calcext:value-type="float">
            <text:p>100.027772635223</text:p>
          </table:table-cell>
          <table:table-cell table:formula="of:=[.Q44]*0.581" office:value-type="float" office:value="11.1139259501827" calcext:value-type="float">
            <text:p>11.1139259501827</text:p>
          </table:table-cell>
        </table:table-row>
        <table:table-row table:style-name="ro1">
          <table:table-cell/>
          <table:table-cell table:style-name="ce8" office:value-type="string" calcext:value-type="string">
            <text:p>A85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C45]*300000/70" office:value-type="float" office:value="235.714285714286" calcext:value-type="float">
            <text:p>235.714285714286</text:p>
          </table:table-cell>
          <table:table-cell table:style-name="ce8" table:formula="of:=[.D45]-[.E45]" office:value-type="float" office:value="4050" calcext:value-type="float">
            <text:p>40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G45]/300000)^2*([.F45]/[.D45])" office:value-type="float" office:value="0.00008444599296" calcext:value-type="float">
            <text:p>8.444599296E-05</text:p>
          </table:table-cell>
          <table:table-cell table:style-name="ce8" table:formula="of:=[.H45]*180/(3.141592)*3600" office:value-type="float" office:value="17.41824" calcext:value-type="float">
            <text:p>17.41824</text:p>
          </table:table-cell>
          <table:table-cell table:style-name="ce8" table:formula="of:=[.K45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K45]*3600" office:value-type="float" office:value="0.185000002384176" calcext:value-type="float">
            <text:p>0.185000002384176</text:p>
          </table:table-cell>
          <table:table-cell table:style-name="ce8" table:formula="of:=[.I45]/[.L45]" office:value-type="float" office:value="94.1526474352622" calcext:value-type="float">
            <text:p>94.1526474352622</text:p>
          </table:table-cell>
          <table:table-cell table:style-name="ce8" table:formula="of:=[.M45]*2" office:value-type="float" office:value="188.305294870524" calcext:value-type="float">
            <text:p>188.305294870524</text:p>
          </table:table-cell>
          <table:table-cell table:style-name="ce8" office:value-type="string" calcext:value-type="string">
            <text:p>A85</text:p>
          </table:table-cell>
          <table:table-cell table:style-name="ce8" table:formula="of:=[.E45]*1000*[.J45]" office:value-type="float" office:value="0.211413353253677" calcext:value-type="float">
            <text:p>0.211413353253677</text:p>
          </table:table-cell>
          <table:table-cell table:formula="of:=1/[.P45]*10" office:value-type="float" office:value="47.3007019003237" calcext:value-type="float">
            <text:p>47.3007019003237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774</text:p>
          </table:table-cell>
          <table:table-cell table:formula="of:=[.Q45]*0.581" office:value-type="float" office:value="27.4817078040881" calcext:value-type="float">
            <text:p>27.481707804088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531.428571428571" calcext:value-type="float">
            <text:p>531.428571428571</text:p>
          </table:table-cell>
          <table:table-cell table:formula="of:=[.D46]-[.E46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87.2780096860209" calcext:value-type="float">
            <text:p>87.2780096860209</text:p>
          </table:table-cell>
          <table:table-cell table:formula="of:=[.M46]*2" office:value-type="float" office:value="174.556019372042" calcext:value-type="float">
            <text:p>174.55601937204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0829</text:p>
          </table:table-cell>
          <table:table-cell table:formula="of:=1/[.P46]*10" office:value-type="float" office:value="20.9801500364339" calcext:value-type="float">
            <text:p>20.9801500364339</text:p>
          </table:table-cell>
          <table:table-cell table:formula="of:=[.M46]*[.P46]" office:value-type="float" office:value="41.6002790897372" calcext:value-type="float">
            <text:p>41.6002790897372</text:p>
          </table:table-cell>
          <table:table-cell table:formula="of:=[.N46]*0.581" office:value-type="float" office:value="101.417047255156" calcext:value-type="float">
            <text:p>101.417047255156</text:p>
          </table:table-cell>
          <table:table-cell table:formula="of:=[.Q46]*0.581" office:value-type="float" office:value="12.1894671711681" calcext:value-type="float">
            <text:p>12.1894671711681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617.142857142857" calcext:value-type="float">
            <text:p>617.142857142857</text:p>
          </table:table-cell>
          <table:table-cell table:formula="of:=[.D47]-[.E47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85.2853610630524" calcext:value-type="float">
            <text:p>85.2853610630524</text:p>
          </table:table-cell>
          <table:table-cell table:formula="of:=[.M47]*2" office:value-type="float" office:value="170.570722126105" calcext:value-type="float">
            <text:p>170.570722126105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09627</text:p>
          </table:table-cell>
          <table:table-cell table:formula="of:=1/[.P47]*10" office:value-type="float" office:value="18.0662403091514" calcext:value-type="float">
            <text:p>18.0662403091514</text:p>
          </table:table-cell>
          <table:table-cell table:formula="of:=[.M47]*[.P47]" office:value-type="float" office:value="47.2070334522514" calcext:value-type="float">
            <text:p>47.2070334522514</text:p>
          </table:table-cell>
          <table:table-cell table:formula="of:=[.N47]*0.581" office:value-type="float" office:value="99.1015895552668" calcext:value-type="float">
            <text:p>99.1015895552668</text:p>
          </table:table-cell>
          <table:table-cell table:formula="of:=[.Q47]*0.581" office:value-type="float" office:value="10.496485619617" calcext:value-type="float">
            <text:p>10.496485619617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1674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z object</text:p>
          </table:table-cell>
          <table:table-cell table:style-name="ce9" office:value-type="string" calcext:value-type="string">
            <text:p>Dd (Mpc)</text:p>
          </table:table-cell>
          <table:table-cell table:style-name="ce9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9" office:value-type="float" office:value="0.138" calcext:value-type="float">
            <text:p>0.138</text:p>
          </table:table-cell>
          <table:table-cell table:style-name="ce9" office:value-type="float" office:value="0.5" calcext:value-type="float">
            <text:p>0.5</text:p>
          </table:table-cell>
          <table:table-cell table:style-name="ce9" table:formula="of:=300000*0.5/70" office:value-type="float" office:value="2142.85714285714" calcext:value-type="float">
            <text:p>2142.85714285714</text:p>
          </table:table-cell>
          <table:table-cell table:style-name="ce9" table:formula="of:=[.D47]-[.D52]" office:value-type="float" office:value="2142.85714285714" calcext:value-type="float">
            <text:p>2142.85714285714</text:p>
          </table:table-cell>
          <table:table-cell table:style-name="Default" table:number-columns-repeated="2"/>
          <table:table-cell table:style-name="ce10" office:value-type="string" calcext:value-type="string" table:number-columns-spanned="4" table:number-rows-spanned="1">
            <text:p>Different redshifts for the source</text:p>
          </table:table-cell>
          <table:covered-table-cell table:number-columns-repeated="3" table:style-name="ce11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9" office:value-type="float" office:value="0.138" calcext:value-type="float">
            <text:p>0.138</text:p>
          </table:table-cell>
          <table:table-cell table:style-name="ce9" office:value-type="float" office:value="0.3" calcext:value-type="float">
            <text:p>0.3</text:p>
          </table:table-cell>
          <table:table-cell table:style-name="ce9" table:formula="of:=300000*0.3/70" office:value-type="float" office:value="1285.71428571429" calcext:value-type="float">
            <text:p>1285.71428571429</text:p>
          </table:table-cell>
          <table:table-cell table:style-name="ce9" table:formula="of:=[.D47]-[.D53]" office:value-type="float" office:value="3000" calcext:value-type="float">
            <text:p>3000</text:p>
          </table:table-cell>
          <table:table-cell table:style-name="Default" table:number-columns-repeated="2"/>
          <table:table-cell table:style-name="ce11" office:value-type="string" calcext:value-type="string">
            <text:p>z object</text:p>
          </table:table-cell>
          <table:table-cell table:style-name="ce11" office:value-type="string" calcext:value-type="string">
            <text:p>Ds(Mpc)</text:p>
          </table:table-cell>
          <table:table-cell table:style-name="ce11" office:value-type="string" calcext:value-type="string">
            <text:p>Dds(Mpc)</text:p>
          </table:table-cell>
          <table:table-cell table:style-name="ce11" office:value-type="string" calcext:value-type="string">
            <text:p>s(kg/m2)</text:p>
          </table:table-cell>
          <table:table-cell table:style-name="ce11" office:value-type="string" calcext:value-type="string">
            <text:p>s(msun/kp2)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4"/>
          <table:table-cell table:style-name="ce12" table:number-columns-repeated="5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591.42" calcext:value-type="float">
            <text:p>591.42</text:p>
          </table:table-cell>
          <table:table-cell table:style-name="Default"/>
          <table:table-cell table:style-name="ce12" office:value-type="float" office:value="0.2" calcext:value-type="float">
            <text:p>0.2</text:p>
          </table:table-cell>
          <table:table-cell table:style-name="ce12" table:formula="of:=[.H55]*300000/70" office:value-type="float" office:value="857.142857142857" calcext:value-type="float">
            <text:p>857.142857142857</text:p>
          </table:table-cell>
          <table:table-cell table:style-name="ce12" table:formula="of:=[.I55]-591.42857" office:value-type="float" office:value="265.714287142857" calcext:value-type="float">
            <text:p>265.714287142857</text:p>
          </table:table-cell>
          <table:table-cell table:style-name="ce12" office:value-type="string" calcext:value-type="string">
            <text:p>~</text:p>
          </table:table-cell>
          <table:table-cell table:style-name="ce18" office:value-type="float" office:value="9069200000" calcext:value-type="float">
            <text:p>9.07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3" calcext:value-type="float">
            <text:p>0.3</text:p>
          </table:table-cell>
          <table:table-cell table:style-name="ce12" table:formula="of:=[.H56]*300000/70" office:value-type="float" office:value="1285.71428571429" calcext:value-type="float">
            <text:p>1285.71428571429</text:p>
          </table:table-cell>
          <table:table-cell table:style-name="ce12" table:formula="of:=[.I56]-591.42857" office:value-type="float" office:value="694.285715714286" calcext:value-type="float">
            <text:p>694.285715714286</text:p>
          </table:table-cell>
          <table:table-cell table:style-name="ce12" office:value-type="float" office:value="10.87" calcext:value-type="float">
            <text:p>10.87</text:p>
          </table:table-cell>
          <table:table-cell table:style-name="ce18" office:value-type="float" office:value="5200000000" calcext:value-type="float">
            <text:p>5.2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4" calcext:value-type="float">
            <text:p>0.4</text:p>
          </table:table-cell>
          <table:table-cell table:style-name="ce12" table:formula="of:=[.H57]*300000/70" office:value-type="float" office:value="1714.28571428571" calcext:value-type="float">
            <text:p>1714.28571428571</text:p>
          </table:table-cell>
          <table:table-cell table:style-name="ce12" table:formula="of:=[.I57]-591.42857" office:value-type="float" office:value="1122.85714428571" calcext:value-type="float">
            <text:p>1122.85714428571</text:p>
          </table:table-cell>
          <table:table-cell table:style-name="ce12" office:value-type="float" office:value="8.965" calcext:value-type="float">
            <text:p>8.965</text:p>
          </table:table-cell>
          <table:table-cell table:style-name="ce18" office:value-type="float" office:value="4290000000" calcext:value-type="float">
            <text:p>4.2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5" calcext:value-type="float">
            <text:p>0.5</text:p>
          </table:table-cell>
          <table:table-cell table:style-name="ce12" table:formula="of:=[.H58]*300000/70" office:value-type="float" office:value="2142.85714285714" calcext:value-type="float">
            <text:p>2142.85714285714</text:p>
          </table:table-cell>
          <table:table-cell table:style-name="ce12" table:formula="of:=[.I58]-591.42857" office:value-type="float" office:value="1551.42857285714" calcext:value-type="float">
            <text:p>1551.42857285714</text:p>
          </table:table-cell>
          <table:table-cell table:style-name="ce12" office:value-type="float" office:value="8.11" calcext:value-type="float">
            <text:p>8.11</text:p>
          </table:table-cell>
          <table:table-cell table:style-name="ce18" office:value-type="float" office:value="3883000000" calcext:value-type="float">
            <text:p>3.88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6" calcext:value-type="float">
            <text:p>0.6</text:p>
          </table:table-cell>
          <table:table-cell table:style-name="ce12" table:formula="of:=[.H59]*300000/70" office:value-type="float" office:value="2571.42857142857" calcext:value-type="float">
            <text:p>2571.42857142857</text:p>
          </table:table-cell>
          <table:table-cell table:style-name="ce12" table:formula="of:=[.I59]-591.42857" office:value-type="float" office:value="1980.00000142857" calcext:value-type="float">
            <text:p>1980.00000142857</text:p>
          </table:table-cell>
          <table:table-cell table:style-name="ce12" office:value-type="float" office:value="7.626" calcext:value-type="float">
            <text:p>7.626</text:p>
          </table:table-cell>
          <table:table-cell table:style-name="ce18" office:value-type="float" office:value="3650000000" calcext:value-type="float">
            <text:p>3.65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7" calcext:value-type="float">
            <text:p>0.7</text:p>
          </table:table-cell>
          <table:table-cell table:style-name="ce12" table:formula="of:=[.H60]*300000/70" office:value-type="float" office:value="3000" calcext:value-type="float">
            <text:p>3000</text:p>
          </table:table-cell>
          <table:table-cell table:style-name="ce12" table:formula="of:=[.I60]-591.42857" office:value-type="float" office:value="2408.57143" calcext:value-type="float">
            <text:p>2408.57143</text:p>
          </table:table-cell>
          <table:table-cell table:style-name="ce12" office:value-type="float" office:value="7.314" calcext:value-type="float">
            <text:p>7.314</text:p>
          </table:table-cell>
          <table:table-cell table:style-name="ce18" office:value-type="float" office:value="3500000000" calcext:value-type="float">
            <text:p>3.5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8" calcext:value-type="float">
            <text:p>0.8</text:p>
          </table:table-cell>
          <table:table-cell table:style-name="ce12" table:formula="of:=[.H61]*300000/70" office:value-type="float" office:value="3428.57142857143" calcext:value-type="float">
            <text:p>3428.57142857143</text:p>
          </table:table-cell>
          <table:table-cell table:style-name="ce12" table:formula="of:=[.I61]-591.42857" office:value-type="float" office:value="2837.14285857143" calcext:value-type="float">
            <text:p>2837.14285857143</text:p>
          </table:table-cell>
          <table:table-cell table:style-name="ce12" office:value-type="float" office:value="7.096" calcext:value-type="float">
            <text:p>7.096</text:p>
          </table:table-cell>
          <table:table-cell table:style-name="ce18" office:value-type="float" office:value="3390000000" calcext:value-type="float">
            <text:p>3.3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0.9" calcext:value-type="float">
            <text:p>0.9</text:p>
          </table:table-cell>
          <table:table-cell table:style-name="ce12" table:formula="of:=[.H62]*300000/70" office:value-type="float" office:value="3857.14285714286" calcext:value-type="float">
            <text:p>3857.14285714286</text:p>
          </table:table-cell>
          <table:table-cell table:style-name="ce12" table:formula="of:=[.I62]-591.42857" office:value-type="float" office:value="3265.71428714286" calcext:value-type="float">
            <text:p>3265.71428714286</text:p>
          </table:table-cell>
          <table:table-cell table:style-name="ce12" office:value-type="float" office:value="6.936" calcext:value-type="float">
            <text:p>6.936</text:p>
          </table:table-cell>
          <table:table-cell table:style-name="ce18" office:value-type="float" office:value="3320000000" calcext:value-type="float">
            <text:p>3.32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formula="of:=[.H63]*300000/70" office:value-type="float" office:value="4285.71428571429" calcext:value-type="float">
            <text:p>4285.71428571429</text:p>
          </table:table-cell>
          <table:table-cell table:style-name="ce12" table:formula="of:=[.I63]-591.42857" office:value-type="float" office:value="3694.28571571429" calcext:value-type="float">
            <text:p>3694.28571571429</text:p>
          </table:table-cell>
          <table:table-cell table:style-name="ce12" office:value-type="float" office:value="6.812" calcext:value-type="float">
            <text:p>6.812</text:p>
          </table:table-cell>
          <table:table-cell table:style-name="ce18" office:value-type="float" office:value="3260000000" calcext:value-type="float">
            <text:p>3.26E+09</text:p>
          </table:table-cell>
          <table:table-cell table:style-name="Default" table:number-columns-repeated="6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6"/>
        <table:table-column table:style-name="co14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15" table:default-cell-style-name="ce6"/>
        <table:table-column table:style-name="co1" table:default-cell-style-name="ce6"/>
        <table:table-column table:style-name="co1" table:default-cell-style-name="ce15"/>
        <table:table-column table:style-name="co1" table:number-columns-repeated="3" table:default-cell-style-name="ce6"/>
        <table:table-column table:style-name="co16" table:number-columns-repeated="2" table:default-cell-style-name="ce6"/>
        <table:table-column table:style-name="co1" table:default-cell-style-name="ce6"/>
        <table:table-column table:style-name="co1" table:number-columns-repeated="1007" table:default-cell-style-name="Default"/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z lens</text:p>
          </table:table-cell>
          <table:table-cell table:style-name="ce20" office:value-type="string" calcext:value-type="string">
            <text:p>Ds (Mpc)</text:p>
          </table:table-cell>
          <table:table-cell table:style-name="ce20" office:value-type="string" calcext:value-type="string">
            <text:p>Dd (Mpc)</text:p>
          </table:table-cell>
          <table:table-cell table:style-name="ce20" office:value-type="string" calcext:value-type="string">
            <text:p>Dds (Mpc)</text:p>
          </table:table-cell>
          <table:table-cell table:style-name="ce20" office:value-type="string" calcext:value-type="string">
            <text:p>Sigma</text:p>
          </table:table-cell>
          <table:table-cell table:style-name="ce20" office:value-type="string" calcext:value-type="string">
            <text:p>Ring (Rad)</text:p>
          </table:table-cell>
          <table:table-cell table:style-name="ce20" office:value-type="string" calcext:value-type="string">
            <text:p>Ring (arcsec)</text:p>
          </table:table-cell>
          <table:table-cell table:style-name="ce20" office:value-type="string" calcext:value-type="string">
            <text:p>CD_2(rad/px)</text:p>
          </table:table-cell>
          <table:table-cell table:style-name="ce20" office:value-type="string" calcext:value-type="string">
            <text:p>CD2_2(º/pix)</text:p>
          </table:table-cell>
          <table:table-cell table:style-name="ce20" office:value-type="string" calcext:value-type="string">
            <text:p>arcsec/pixel</text:p>
          </table:table-cell>
          <table:table-cell table:style-name="ce20" office:value-type="string" calcext:value-type="string">
            <text:p>Ring(pixels)</text:p>
          </table:table-cell>
          <table:table-cell table:style-name="ce20" office:value-type="string" calcext:value-type="string">
            <text:p>Diameter</text:p>
          </table:table-cell>
          <table:table-cell table:style-name="ce20" office:value-type="string" calcext:value-type="string">
            <text:p>Scale(kpc/pix)</text:p>
          </table:table-cell>
          <table:table-cell table:style-name="ce20" office:value-type="string" calcext:value-type="string">
            <text:p>Pix per 10kpc</text:p>
          </table:table-cell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7.08579591354112E-05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2]*3600" office:value-type="float" office:value="0.185000002384176" calcext:value-type="float">
            <text:p>0.185000002384176</text:p>
          </table:table-cell>
          <table:table-cell table:formula="of:=[.H2]/[.K2]" office:value-type="float" office:value="79.0027354834788" calcext:value-type="float">
            <text:p>79.0027354834788</text:p>
          </table:table-cell>
          <table:table-cell table:formula="of:=[.L2]*2" office:value-type="float" office:value="158.005470966958" calcext:value-type="float">
            <text:p>158.005470966958</text:p>
          </table:table-cell>
          <table:table-cell table:style-name="ce12" table:formula="of:=[.D2]*1000*[.I2]" office:value-type="float" office:value="0.484328772908424" calcext:value-type="float">
            <text:p>0.484328772908424</text:p>
          </table:table-cell>
          <table:table-cell table:style-name="ce12" table:formula="of:=1/[.N2]*10" office:value-type="float" office:value="20.6471317818873" calcext:value-type="float">
            <text:p>20.6471317818873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1068</text:p>
          </table:table-cell>
          <table:table-cell table:style-name="ce8" office:value-type="float" office:value="0.138" calcext:value-type="float">
            <text:p>0.138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3]*300000/70" office:value-type="float" office:value="591.428571428571" calcext:value-type="float">
            <text:p>591.428571428571</text:p>
          </table:table-cell>
          <table:table-cell table:style-name="ce8" table:formula="of:=[.C3]-[.D3]" office:value-type="float" office:value="3694.28571428571" calcext:value-type="float">
            <text:p>3694.28571428571</text:p>
          </table:table-cell>
          <table:table-cell table:style-name="ce8" office:value-type="float" office:value="740" calcext:value-type="float">
            <text:p>740</text:p>
          </table:table-cell>
          <table:table-cell table:style-name="ce8" table:formula="of:=4*3.141592*([.F3]/300000)^2*([.E3]/[.C3])" office:value-type="float" office:value="0.000065907975185351" calcext:value-type="float">
            <text:p>6.5907975185351E-05</text:p>
          </table:table-cell>
          <table:table-cell table:style-name="ce8" table:formula="of:=[.G3]*180/(3.141592)*3600" office:value-type="float" office:value="13.59449856" calcext:value-type="float">
            <text:p>13.59449856</text:p>
          </table:table-cell>
          <table:table-cell table:style-name="ce8" table:formula="of:=[.J3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3]*3600" office:value-type="float" office:value="0.185000002384176" calcext:value-type="float">
            <text:p>0.185000002384176</text:p>
          </table:table-cell>
          <table:table-cell table:style-name="ce8" table:formula="of:=[.H3]/[.K3]" office:value-type="float" office:value="73.4837750529822" calcext:value-type="float">
            <text:p>73.4837750529822</text:p>
          </table:table-cell>
          <table:table-cell table:style-name="ce8" table:formula="of:=[.L3]*2" office:value-type="float" office:value="146.967550105964" calcext:value-type="float">
            <text:p>146.967550105964</text:p>
          </table:table-cell>
          <table:table-cell table:style-name="ce8" table:formula="of:=[.D3]*1000*[.I3]" office:value-type="float" office:value="0.530455322709225" calcext:value-type="float">
            <text:p>0.530455322709225</text:p>
          </table:table-cell>
          <table:table-cell table:style-name="ce8" table:formula="of:=1/[.N3]*10" office:value-type="float" office:value="18.851729018245" calcext:value-type="float">
            <text:p>18.851729018245</text:p>
          </table:table-cell>
          <table:table-cell table:style-name="ce8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4]*300000/70" office:value-type="float" office:value="582.857142857143" calcext:value-type="float">
            <text:p>582.857142857143</text:p>
          </table:table-cell>
          <table:table-cell table:formula="of:=[.C4]-[.D4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4]*3600" office:value-type="float" office:value="0.185000002384176" calcext:value-type="float">
            <text:p>0.185000002384176</text:p>
          </table:table-cell>
          <table:table-cell table:formula="of:=[.H4]/[.K4]" office:value-type="float" office:value="71.0891494233025" calcext:value-type="float">
            <text:p>71.0891494233025</text:p>
          </table:table-cell>
          <table:table-cell table:formula="of:=[.L4]*2" office:value-type="float" office:value="142.178298846605" calcext:value-type="float">
            <text:p>142.178298846605</text:p>
          </table:table-cell>
          <table:table-cell table:style-name="ce12" table:formula="of:=[.D4]*1000*[.I4]" office:value-type="float" office:value="0.522767564409092" calcext:value-type="float">
            <text:p>0.522767564409092</text:p>
          </table:table-cell>
          <table:table-cell table:style-name="ce12" table:formula="of:=1/[.N4]*10" office:value-type="float" office:value="19.1289603273368" calcext:value-type="float">
            <text:p>19.1289603273368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119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5]*300000/70" office:value-type="float" office:value="188.571428571429" calcext:value-type="float">
            <text:p>188.571428571429</text:p>
          </table:table-cell>
          <table:table-cell table:style-name="ce8" table:formula="of:=[.C5]-[.D5]" office:value-type="float" office:value="4097.14285714286" calcext:value-type="float">
            <text:p>4097.14285714286</text:p>
          </table:table-cell>
          <table:table-cell table:style-name="ce8" office:value-type="float" office:value="875" calcext:value-type="float">
            <text:p>875</text:p>
          </table:table-cell>
          <table:table-cell table:style-name="ce8" table:formula="of:=4*3.141592*([.F5]/300000)^2*([.E5]/[.C5])" office:value-type="float" office:value="0.000102197733088889" calcext:value-type="float">
            <text:p>0.000102197733089</text:p>
          </table:table-cell>
          <table:table-cell table:style-name="ce8" table:formula="of:=[.G5]*180/(3.141592)*3600" office:value-type="float" office:value="21.0798" calcext:value-type="float">
            <text:p>21.0798</text:p>
          </table:table-cell>
          <table:table-cell table:style-name="ce8" table:formula="of:=[.J5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5]*3600" office:value-type="float" office:value="0.185000002384176" calcext:value-type="float">
            <text:p>0.185000002384176</text:p>
          </table:table-cell>
          <table:table-cell table:style-name="ce8" table:formula="of:=[.H5]/[.K5]" office:value-type="float" office:value="113.944863396407" calcext:value-type="float">
            <text:p>113.944863396407</text:p>
          </table:table-cell>
          <table:table-cell table:style-name="ce8" table:formula="of:=[.L5]*2" office:value-type="float" office:value="227.889726792815" calcext:value-type="float">
            <text:p>227.889726792815</text:p>
          </table:table-cell>
          <table:table-cell table:style-name="ce8" table:formula="of:=[.D5]*1000*[.I5]" office:value-type="float" office:value="0.169130682602942" calcext:value-type="float">
            <text:p>0.169130682602942</text:p>
          </table:table-cell>
          <table:table-cell table:style-name="ce8" table:formula="of:=1/[.N5]*10" office:value-type="float" office:value="59.1258773754045" calcext:value-type="float">
            <text:p>59.1258773754045</text:p>
          </table:table-cell>
          <table:table-cell table:style-name="ce8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6]*300000/70" office:value-type="float" office:value="612.857142857143" calcext:value-type="float">
            <text:p>612.857142857143</text:p>
          </table:table-cell>
          <table:table-cell table:formula="of:=[.C6]-[.D6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6]*3600" office:value-type="float" office:value="0.185000002384176" calcext:value-type="float">
            <text:p>0.185000002384176</text:p>
          </table:table-cell>
          <table:table-cell table:formula="of:=[.H6]/[.K6]" office:value-type="float" office:value="103.550784274144" calcext:value-type="float">
            <text:p>103.550784274144</text:p>
          </table:table-cell>
          <table:table-cell table:formula="of:=[.L6]*2" office:value-type="float" office:value="207.101568548289" calcext:value-type="float">
            <text:p>207.101568548289</text:p>
          </table:table-cell>
          <table:table-cell table:style-name="ce12" table:formula="of:=[.D6]*1000*[.I6]" office:value-type="float" office:value="0.54967471845956" calcext:value-type="float">
            <text:p>0.54967471845956</text:p>
          </table:table-cell>
          <table:table-cell table:style-name="ce12" table:formula="of:=1/[.N6]*10" office:value-type="float" office:value="18.1925776539706" calcext:value-type="float">
            <text:p>18.1925776539706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1650</text:p>
          </table:table-cell>
          <table:table-cell table:style-name="ce8" office:value-type="float" office:value="0.084" calcext:value-type="float">
            <text:p>0.084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7]*300000/70" office:value-type="float" office:value="360" calcext:value-type="float">
            <text:p>360</text:p>
          </table:table-cell>
          <table:table-cell table:style-name="ce8" table:formula="of:=[.C7]-[.D7]" office:value-type="float" office:value="3925.71428571429" calcext:value-type="float">
            <text:p>3925.71428571429</text:p>
          </table:table-cell>
          <table:table-cell table:style-name="ce8" office:value-type="float" office:value="720" calcext:value-type="float">
            <text:p>720</text:p>
          </table:table-cell>
          <table:table-cell table:style-name="ce8" table:formula="of:=4*3.141592*([.F7]/300000)^2*([.E7]/[.C7])" office:value-type="float" office:value="0.00006630216818688" calcext:value-type="float">
            <text:p>6.630216818688E-05</text:p>
          </table:table-cell>
          <table:table-cell table:style-name="ce8" table:formula="of:=[.G7]*180/(3.141592)*3600" office:value-type="float" office:value="13.67580672" calcext:value-type="float">
            <text:p>13.67580672</text:p>
          </table:table-cell>
          <table:table-cell table:style-name="ce8" table:formula="of:=[.J7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7]*3600" office:value-type="float" office:value="0.185000002384176" calcext:value-type="float">
            <text:p>0.185000002384176</text:p>
          </table:table-cell>
          <table:table-cell table:style-name="ce8" table:formula="of:=[.H7]/[.K7]" office:value-type="float" office:value="73.9232786148859" calcext:value-type="float">
            <text:p>73.9232786148859</text:p>
          </table:table-cell>
          <table:table-cell table:style-name="ce8" table:formula="of:=[.L7]*2" office:value-type="float" office:value="147.846557229772" calcext:value-type="float">
            <text:p>147.846557229772</text:p>
          </table:table-cell>
          <table:table-cell table:style-name="ce8" table:formula="of:=[.D7]*1000*[.I7]" office:value-type="float" office:value="0.322885848605616" calcext:value-type="float">
            <text:p>0.322885848605616</text:p>
          </table:table-cell>
          <table:table-cell table:style-name="ce8" table:formula="of:=1/[.N7]*10" office:value-type="float" office:value="30.970697672831" calcext:value-type="float">
            <text:p>30.970697672831</text:p>
          </table:table-cell>
          <table:table-cell table:style-name="ce8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8]*300000/70" office:value-type="float" office:value="364.285714285714" calcext:value-type="float">
            <text:p>364.285714285714</text:p>
          </table:table-cell>
          <table:table-cell table:formula="of:=[.C8]-[.D8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083906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8]*3600" office:value-type="float" office:value="0.185000002384176" calcext:value-type="float">
            <text:p>0.185000002384176</text:p>
          </table:table-cell>
          <table:table-cell table:formula="of:=[.H8]/[.K8]" office:value-type="float" office:value="116.14950103286" calcext:value-type="float">
            <text:p>116.14950103286</text:p>
          </table:table-cell>
          <table:table-cell table:formula="of:=[.L8]*2" office:value-type="float" office:value="232.29900206572" calcext:value-type="float">
            <text:p>232.29900206572</text:p>
          </table:table-cell>
          <table:table-cell table:style-name="ce12" table:formula="of:=[.D8]*1000*[.I8]" office:value-type="float" office:value="0.326729727755683" calcext:value-type="float">
            <text:p>0.326729727755683</text:p>
          </table:table-cell>
          <table:table-cell table:style-name="ce12" table:formula="of:=1/[.N8]*10" office:value-type="float" office:value="30.6063365237388" calcext:value-type="float">
            <text:p>30.6063365237388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1795</text:p>
          </table:table-cell>
          <table:table-cell table:style-name="ce8" office:value-type="float" office:value="0.062" calcext:value-type="float">
            <text:p>0.062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9]*300000/70" office:value-type="float" office:value="265.714285714286" calcext:value-type="float">
            <text:p>265.714285714286</text:p>
          </table:table-cell>
          <table:table-cell table:style-name="ce8" table:formula="of:=[.C9]-[.D9]" office:value-type="float" office:value="4020" calcext:value-type="float">
            <text:p>4020</text:p>
          </table:table-cell>
          <table:table-cell table:style-name="ce8" office:value-type="float" office:value="778" calcext:value-type="float">
            <text:p>778</text:p>
          </table:table-cell>
          <table:table-cell table:style-name="ce8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8" table:formula="of:=[.G9]*180/(3.141592)*3600" office:value-type="float" office:value="16.3513840896" calcext:value-type="float">
            <text:p>16.3513840896</text:p>
          </table:table-cell>
          <table:table-cell table:style-name="ce8" table:formula="of:=[.J9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9]*3600" office:value-type="float" office:value="0.185000002384176" calcext:value-type="float">
            <text:p>0.185000002384176</text:p>
          </table:table-cell>
          <table:table-cell table:style-name="ce8" table:formula="of:=[.H9]/[.K9]" office:value-type="float" office:value="88.3858588047165" calcext:value-type="float">
            <text:p>88.3858588047165</text:p>
          </table:table-cell>
          <table:table-cell table:style-name="ce8" table:formula="of:=[.L9]*2" office:value-type="float" office:value="176.771717609433" calcext:value-type="float">
            <text:p>176.771717609433</text:p>
          </table:table-cell>
          <table:table-cell table:style-name="ce8" table:formula="of:=[.D9]*1000*[.I9]" office:value-type="float" office:value="0.238320507304145" calcext:value-type="float">
            <text:p>0.238320507304145</text:p>
          </table:table-cell>
          <table:table-cell table:style-name="ce8" table:formula="of:=1/[.N9]*10" office:value-type="float" office:value="41.9603000728678" calcext:value-type="float">
            <text:p>41.9603000728678</text:p>
          </table:table-cell>
          <table:table-cell table:style-name="ce8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4101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10]*3600" office:value-type="float" office:value="0.185000002384176" calcext:value-type="float">
            <text:p>0.185000002384176</text:p>
          </table:table-cell>
          <table:table-cell table:formula="of:=[.H10]/[.K10]" office:value-type="float" office:value="190.689777918714" calcext:value-type="float">
            <text:p>190.689777918714</text:p>
          </table:table-cell>
          <table:table-cell table:formula="of:=[.L10]*2" office:value-type="float" office:value="381.379555837427" calcext:value-type="float">
            <text:p>381.379555837427</text:p>
          </table:table-cell>
          <table:table-cell table:style-name="ce12" table:formula="of:=[.D10]*1000*[.I10]" office:value-type="float" office:value="0.295978694555148" calcext:value-type="float">
            <text:p>0.295978694555148</text:p>
          </table:table-cell>
          <table:table-cell table:style-name="ce12" table:formula="of:=1/[.N10]*10" office:value-type="float" office:value="33.7862156430883" calcext:value-type="float">
            <text:p>33.7862156430883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2050</text:p>
          </table:table-cell>
          <table:table-cell table:style-name="ce8" office:value-type="float" office:value="0.118" calcext:value-type="float">
            <text:p>0.118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11]*300000/70" office:value-type="float" office:value="505.714285714286" calcext:value-type="float">
            <text:p>505.714285714286</text:p>
          </table:table-cell>
          <table:table-cell table:style-name="ce8" table:formula="of:=[.C11]-[.D11]" office:value-type="float" office:value="3780" calcext:value-type="float">
            <text:p>3780</text:p>
          </table:table-cell>
          <table:table-cell table:style-name="ce8" office:value-type="float" office:value="854" calcext:value-type="float">
            <text:p>854</text:p>
          </table:table-cell>
          <table:table-cell table:style-name="ce8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8" table:formula="of:=[.G11]*180/(3.141592)*3600" office:value-type="float" office:value="18.5257933056" calcext:value-type="float">
            <text:p>18.5257933056</text:p>
          </table:table-cell>
          <table:table-cell table:style-name="ce8" table:formula="of:=[.J11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11]*3600" office:value-type="float" office:value="0.185000002384176" calcext:value-type="float">
            <text:p>0.185000002384176</text:p>
          </table:table-cell>
          <table:table-cell table:style-name="ce8" table:formula="of:=[.H11]/[.K11]" office:value-type="float" office:value="100.139421982973" calcext:value-type="float">
            <text:p>100.139421982973</text:p>
          </table:table-cell>
          <table:table-cell table:style-name="ce8" table:formula="of:=[.L11]*2" office:value-type="float" office:value="200.278843965946" calcext:value-type="float">
            <text:p>200.278843965946</text:p>
          </table:table-cell>
          <table:table-cell table:style-name="ce8" table:formula="of:=[.D11]*1000*[.I11]" office:value-type="float" office:value="0.453577739707889" calcext:value-type="float">
            <text:p>0.453577739707889</text:p>
          </table:table-cell>
          <table:table-cell table:style-name="ce8" table:formula="of:=1/[.N11]*10" office:value-type="float" office:value="22.0469373264221" calcext:value-type="float">
            <text:p>22.0469373264221</text:p>
          </table:table-cell>
          <table:table-cell table:style-name="ce8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2]*300000/70" office:value-type="float" office:value="437.142857142857" calcext:value-type="float">
            <text:p>437.142857142857</text:p>
          </table:table-cell>
          <table:table-cell table:formula="of:=[.C12]-[.D12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12]*3600" office:value-type="float" office:value="0.185000002384176" calcext:value-type="float">
            <text:p>0.185000002384176</text:p>
          </table:table-cell>
          <table:table-cell table:formula="of:=[.H12]/[.K12]" office:value-type="float" office:value="67.9145217279991" calcext:value-type="float">
            <text:p>67.9145217279991</text:p>
          </table:table-cell>
          <table:table-cell table:formula="of:=[.L12]*2" office:value-type="float" office:value="135.829043455998" calcext:value-type="float">
            <text:p>135.829043455998</text:p>
          </table:table-cell>
          <table:table-cell table:style-name="ce12" table:formula="of:=[.D12]*1000*[.I12]" office:value-type="float" office:value="0.392075673306819" calcext:value-type="float">
            <text:p>0.392075673306819</text:p>
          </table:table-cell>
          <table:table-cell table:style-name="ce12" table:formula="of:=1/[.N12]*10" office:value-type="float" office:value="25.505280436449" calcext:value-type="float">
            <text:p>25.505280436449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2064</text:p>
          </table:table-cell>
          <table:table-cell table:style-name="ce8" office:value-type="float" office:value="0.108" calcext:value-type="float">
            <text:p>0.108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13]*300000/70" office:value-type="float" office:value="462.857142857143" calcext:value-type="float">
            <text:p>462.857142857143</text:p>
          </table:table-cell>
          <table:table-cell table:style-name="ce8" table:formula="of:=[.C13]-[.D13]" office:value-type="float" office:value="3822.85714285714" calcext:value-type="float">
            <text:p>3822.85714285714</text:p>
          </table:table-cell>
          <table:table-cell table:style-name="ce8" office:value-type="float" office:value="675" calcext:value-type="float">
            <text:p>675</text:p>
          </table:table-cell>
          <table:table-cell table:style-name="ce8" table:formula="of:=4*3.141592*([.F13]/300000)^2*([.E13]/[.C13])" office:value-type="float" office:value="0.000056746576296" calcext:value-type="float">
            <text:p>5.6746576296E-05</text:p>
          </table:table-cell>
          <table:table-cell table:style-name="ce8" table:formula="of:=[.G13]*180/(3.141592)*3600" office:value-type="float" office:value="11.704824" calcext:value-type="float">
            <text:p>11.704824</text:p>
          </table:table-cell>
          <table:table-cell table:style-name="ce8" table:formula="of:=[.J13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13]*3600" office:value-type="float" office:value="0.185000002384176" calcext:value-type="float">
            <text:p>0.185000002384176</text:p>
          </table:table-cell>
          <table:table-cell table:style-name="ce8" table:formula="of:=[.H13]/[.K13]" office:value-type="float" office:value="63.2693181035395" calcext:value-type="float">
            <text:p>63.2693181035395</text:p>
          </table:table-cell>
          <table:table-cell table:style-name="ce8" table:formula="of:=[.L13]*2" office:value-type="float" office:value="126.538636207079" calcext:value-type="float">
            <text:p>126.538636207079</text:p>
          </table:table-cell>
          <table:table-cell table:style-name="ce8" table:formula="of:=[.D13]*1000*[.I13]" office:value-type="float" office:value="0.41513894820722" calcext:value-type="float">
            <text:p>0.41513894820722</text:p>
          </table:table-cell>
          <table:table-cell table:style-name="ce8" table:formula="of:=1/[.N13]*10" office:value-type="float" office:value="24.0883204122019" calcext:value-type="float">
            <text:p>24.0883204122019</text:p>
          </table:table-cell>
          <table:table-cell table:style-name="ce8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4]*300000/70" office:value-type="float" office:value="312.857142857143" calcext:value-type="float">
            <text:p>312.857142857143</text:p>
          </table:table-cell>
          <table:table-cell table:formula="of:=[.C14]-[.D14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10729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14]*3600" office:value-type="float" office:value="0.185000002384176" calcext:value-type="float">
            <text:p>0.185000002384176</text:p>
          </table:table-cell>
          <table:table-cell table:formula="of:=[.H14]/[.K14]" office:value-type="float" office:value="173.032915824103" calcext:value-type="float">
            <text:p>173.032915824103</text:p>
          </table:table-cell>
          <table:table-cell table:formula="of:=[.L14]*2" office:value-type="float" office:value="346.065831648206" calcext:value-type="float">
            <text:p>346.065831648206</text:p>
          </table:table-cell>
          <table:table-cell table:formula="of:=[.D14]*1000*[.I14]" office:value-type="float" office:value="0.28060317795488" calcext:value-type="float">
            <text:p>0.28060317795488</text:p>
          </table:table-cell>
          <table:table-cell table:formula="of:=1/[.N14]*10" office:value-type="float" office:value="35.6375151303809" calcext:value-type="float">
            <text:p>35.6375151303809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2069</text:p>
          </table:table-cell>
          <table:table-cell table:style-name="ce8" office:value-type="float" office:value="0.116" calcext:value-type="float">
            <text:p>0.116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15]*300000/70" office:value-type="float" office:value="497.142857142857" calcext:value-type="float">
            <text:p>497.142857142857</text:p>
          </table:table-cell>
          <table:table-cell table:style-name="ce8" table:formula="of:=[.C15]-[.D15]" office:value-type="float" office:value="3788.57142857143" calcext:value-type="float">
            <text:p>3788.57142857143</text:p>
          </table:table-cell>
          <table:table-cell table:style-name="ce8" office:value-type="float" office:value="966" calcext:value-type="float">
            <text:p>966</text:p>
          </table:table-cell>
          <table:table-cell table:style-name="ce8" table:formula="of:=4*3.141592*([.F15]/300000)^2*([.E15]/[.C15])" office:value-type="float" office:value="0.000115179126894541" calcext:value-type="float">
            <text:p>0.000115179126895</text:p>
          </table:table-cell>
          <table:table-cell table:style-name="ce8" table:formula="of:=[.G15]*180/(3.141592)*3600" office:value-type="float" office:value="23.7574052352" calcext:value-type="float">
            <text:p>23.7574052352</text:p>
          </table:table-cell>
          <table:table-cell table:style-name="ce8" table:formula="of:=[.J15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15]*3600" office:value-type="float" office:value="0.185000002384176" calcext:value-type="float">
            <text:p>0.185000002384176</text:p>
          </table:table-cell>
          <table:table-cell table:style-name="ce8" table:formula="of:=[.H15]/[.K15]" office:value-type="float" office:value="128.418405021773" calcext:value-type="float">
            <text:p>128.418405021773</text:p>
          </table:table-cell>
          <table:table-cell table:style-name="ce8" table:formula="of:=[.L15]*2" office:value-type="float" office:value="256.836810043545" calcext:value-type="float">
            <text:p>256.836810043545</text:p>
          </table:table-cell>
          <table:table-cell table:style-name="ce8" table:formula="of:=[.D15]*1000*[.I15]" office:value-type="float" office:value="0.445889981407755" calcext:value-type="float">
            <text:p>0.445889981407755</text:p>
          </table:table-cell>
          <table:table-cell table:style-name="ce8" table:formula="of:=1/[.N15]*10" office:value-type="float" office:value="22.4270569354983" calcext:value-type="float">
            <text:p>22.4270569354983</text:p>
          </table:table-cell>
          <table:table-cell table:style-name="ce8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1395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16]*3600" office:value-type="float" office:value="0.185000002384176" calcext:value-type="float">
            <text:p>0.185000002384176</text:p>
          </table:table-cell>
          <table:table-cell table:formula="of:=[.H16]/[.K16]" office:value-type="float" office:value="166.895369542119" calcext:value-type="float">
            <text:p>166.895369542119</text:p>
          </table:table-cell>
          <table:table-cell table:formula="of:=[.L16]*2" office:value-type="float" office:value="333.790739084238" calcext:value-type="float">
            <text:p>333.790739084238</text:p>
          </table:table-cell>
          <table:table-cell table:formula="of:=[.D16]*1000*[.I16]" office:value-type="float" office:value="0.349793002656084" calcext:value-type="float">
            <text:p>0.349793002656084</text:p>
          </table:table-cell>
          <table:table-cell table:formula="of:=1/[.N16]*10" office:value-type="float" office:value="28.5883363133824" calcext:value-type="float">
            <text:p>28.588336313382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A2319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17]*300000/70" office:value-type="float" office:value="240" calcext:value-type="float">
            <text:p>240</text:p>
          </table:table-cell>
          <table:table-cell table:style-name="ce8" table:formula="of:=[.C17]-[.D17]" office:value-type="float" office:value="4045.71428571429" calcext:value-type="float">
            <text:p>4045.71428571429</text:p>
          </table:table-cell>
          <table:table-cell table:style-name="ce8" office:value-type="float" office:value="1101" calcext:value-type="float">
            <text:p>1101</text:p>
          </table:table-cell>
          <table:table-cell table:style-name="ce8" table:formula="of:=4*3.141592*([.F17]/300000)^2*([.E17]/[.C17])" office:value-type="float" office:value="0.000159776865333709" calcext:value-type="float">
            <text:p>0.000159776865334</text:p>
          </table:table-cell>
          <table:table-cell table:style-name="ce8" table:formula="of:=[.G17]*180/(3.141592)*3600" office:value-type="float" office:value="32.9563510272" calcext:value-type="float">
            <text:p>32.9563510272</text:p>
          </table:table-cell>
          <table:table-cell table:style-name="ce8" table:formula="of:=[.J17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17]*3600" office:value-type="float" office:value="0.185000002384176" calcext:value-type="float">
            <text:p>0.185000002384176</text:p>
          </table:table-cell>
          <table:table-cell table:style-name="ce8" table:formula="of:=[.H17]/[.K17]" office:value-type="float" office:value="178.142435689065" calcext:value-type="float">
            <text:p>178.142435689065</text:p>
          </table:table-cell>
          <table:table-cell table:style-name="ce8" table:formula="of:=[.L17]*2" office:value-type="float" office:value="356.284871378131" calcext:value-type="float">
            <text:p>356.284871378131</text:p>
          </table:table-cell>
          <table:table-cell table:style-name="ce8" table:formula="of:=[.D17]*1000*[.I17]" office:value-type="float" office:value="0.215257232403744" calcext:value-type="float">
            <text:p>0.215257232403744</text:p>
          </table:table-cell>
          <table:table-cell table:style-name="ce8" table:formula="of:=1/[.N17]*10" office:value-type="float" office:value="46.4560465092465" calcext:value-type="float">
            <text:p>46.4560465092465</text:p>
          </table:table-cell>
          <table:table-cell table:style-name="ce8" office:value-type="string" calcext:value-type="string">
            <text:p>A2319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8]*300000/70" office:value-type="float" office:value="364.285714285714" calcext:value-type="float">
            <text:p>364.285714285714</text:p>
          </table:table-cell>
          <table:table-cell table:formula="of:=[.C18]-[.D18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18]*3600" office:value-type="float" office:value="0.185000002384176" calcext:value-type="float">
            <text:p>0.185000002384176</text:p>
          </table:table-cell>
          <table:table-cell table:formula="of:=[.H18]/[.K18]" office:value-type="float" office:value="91.1636745008095" calcext:value-type="float">
            <text:p>91.1636745008095</text:p>
          </table:table-cell>
          <table:table-cell table:formula="of:=[.L18]*2" office:value-type="float" office:value="182.327349001619" calcext:value-type="float">
            <text:p>182.327349001619</text:p>
          </table:table-cell>
          <table:table-cell table:formula="of:=[.D18]*1000*[.I18]" office:value-type="float" office:value="0.326729727755683" calcext:value-type="float">
            <text:p>0.326729727755683</text:p>
          </table:table-cell>
          <table:table-cell table:formula="of:=1/[.N18]*10" office:value-type="float" office:value="30.6063365237388" calcext:value-type="float">
            <text:p>30.6063365237388</text:p>
          </table:table-cell>
          <table:table-cell office:value-type="string" calcext:value-type="string">
            <text:p>A2420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2440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19]*300000/70" office:value-type="float" office:value="390" calcext:value-type="float">
            <text:p>390</text:p>
          </table:table-cell>
          <table:table-cell table:style-name="ce8" table:formula="of:=[.C19]-[.D19]" office:value-type="float" office:value="3895.71428571429" calcext:value-type="float">
            <text:p>3895.71428571429</text:p>
          </table:table-cell>
          <table:table-cell table:style-name="ce8" office:value-type="float" office:value="766" calcext:value-type="float">
            <text:p>766</text:p>
          </table:table-cell>
          <table:table-cell table:style-name="ce8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8" table:formula="of:=[.G19]*180/(3.141592)*3600" office:value-type="float" office:value="15.3608026752" calcext:value-type="float">
            <text:p>15.3608026752</text:p>
          </table:table-cell>
          <table:table-cell table:style-name="ce8" table:formula="of:=[.J19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19]*3600" office:value-type="float" office:value="0.185000002384176" calcext:value-type="float">
            <text:p>0.185000002384176</text:p>
          </table:table-cell>
          <table:table-cell table:style-name="ce8" table:formula="of:=[.H19]/[.K19]" office:value-type="float" office:value="83.0313647418303" calcext:value-type="float">
            <text:p>83.0313647418303</text:p>
          </table:table-cell>
          <table:table-cell table:style-name="ce8" table:formula="of:=[.L19]*2" office:value-type="float" office:value="166.062729483661" calcext:value-type="float">
            <text:p>166.062729483661</text:p>
          </table:table-cell>
          <table:table-cell table:style-name="ce8" table:formula="of:=[.D19]*1000*[.I19]" office:value-type="float" office:value="0.349793002656083" calcext:value-type="float">
            <text:p>0.349793002656083</text:p>
          </table:table-cell>
          <table:table-cell table:style-name="ce8" table:formula="of:=1/[.N19]*10" office:value-type="float" office:value="28.5883363133825" calcext:value-type="float">
            <text:p>28.5883363133825</text:p>
          </table:table-cell>
          <table:table-cell table:style-name="ce8" office:value-type="string" calcext:value-type="string">
            <text:p>A2440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0]*300000/70" office:value-type="float" office:value="364.285714285714" calcext:value-type="float">
            <text:p>364.285714285714</text:p>
          </table:table-cell>
          <table:table-cell table:formula="of:=[.C20]-[.D20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20]*3600" office:value-type="float" office:value="0.185000002384176" calcext:value-type="float">
            <text:p>0.185000002384176</text:p>
          </table:table-cell>
          <table:table-cell table:formula="of:=[.H20]/[.K20]" office:value-type="float" office:value="66.2537702164289" calcext:value-type="float">
            <text:p>66.2537702164289</text:p>
          </table:table-cell>
          <table:table-cell table:formula="of:=[.L20]*2" office:value-type="float" office:value="132.507540432858" calcext:value-type="float">
            <text:p>132.507540432858</text:p>
          </table:table-cell>
          <table:table-cell table:formula="of:=[.D20]*1000*[.I20]" office:value-type="float" office:value="0.326729727755683" calcext:value-type="float">
            <text:p>0.326729727755683</text:p>
          </table:table-cell>
          <table:table-cell table:formula="of:=1/[.N20]*10" office:value-type="float" office:value="30.6063365237388" calcext:value-type="float">
            <text:p>30.6063365237388</text:p>
          </table:table-cell>
          <table:table-cell office:value-type="string" calcext:value-type="string">
            <text:p>A2597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2627</text:p>
          </table:table-cell>
          <table:table-cell table:style-name="ce8" office:value-type="float" office:value="0.126" calcext:value-type="float">
            <text:p>0.126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21]*300000/70" office:value-type="float" office:value="540" calcext:value-type="float">
            <text:p>540</text:p>
          </table:table-cell>
          <table:table-cell table:style-name="ce8" table:formula="of:=[.C21]-[.D21]" office:value-type="float" office:value="3745.71428571428" calcext:value-type="float">
            <text:p>3745.71428571428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8" table:formula="of:=[.G21]*180/(3.141592)*3600" office:value-type="float" office:value="16.109568" calcext:value-type="float">
            <text:p>16.109568</text:p>
          </table:table-cell>
          <table:table-cell table:style-name="ce8" table:formula="of:=[.J21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21]*3600" office:value-type="float" office:value="0.185000002384176" calcext:value-type="float">
            <text:p>0.185000002384176</text:p>
          </table:table-cell>
          <table:table-cell table:style-name="ce8" table:formula="of:=[.H21]/[.K21]" office:value-type="float" office:value="87.078744823724" calcext:value-type="float">
            <text:p>87.078744823724</text:p>
          </table:table-cell>
          <table:table-cell table:style-name="ce8" table:formula="of:=[.L21]*2" office:value-type="float" office:value="174.157489647448" calcext:value-type="float">
            <text:p>174.157489647448</text:p>
          </table:table-cell>
          <table:table-cell table:style-name="ce8" table:formula="of:=[.D21]*1000*[.I21]" office:value-type="float" office:value="0.484328772908423" calcext:value-type="float">
            <text:p>0.484328772908423</text:p>
          </table:table-cell>
          <table:table-cell table:style-name="ce8" table:formula="of:=1/[.N21]*10" office:value-type="float" office:value="20.6471317818873" calcext:value-type="float">
            <text:p>20.6471317818873</text:p>
          </table:table-cell>
          <table:table-cell table:style-name="ce8" office:value-type="string" calcext:value-type="string">
            <text:p>A2627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2]*300000/70" office:value-type="float" office:value="488.571428571429" calcext:value-type="float">
            <text:p>488.571428571429</text:p>
          </table:table-cell>
          <table:table-cell table:formula="of:=[.C22]-[.D22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22]*3600" office:value-type="float" office:value="0.185000002384176" calcext:value-type="float">
            <text:p>0.185000002384176</text:p>
          </table:table-cell>
          <table:table-cell table:formula="of:=[.H22]/[.K22]" office:value-type="float" office:value="88.2743339975051" calcext:value-type="float">
            <text:p>88.2743339975051</text:p>
          </table:table-cell>
          <table:table-cell table:formula="of:=[.L22]*2" office:value-type="float" office:value="176.54866799501" calcext:value-type="float">
            <text:p>176.54866799501</text:p>
          </table:table-cell>
          <table:table-cell table:formula="of:=[.D22]*1000*[.I22]" office:value-type="float" office:value="0.438202223107621" calcext:value-type="float">
            <text:p>0.438202223107621</text:p>
          </table:table-cell>
          <table:table-cell table:formula="of:=1/[.N22]*10" office:value-type="float" office:value="22.8205140747176" calcext:value-type="float">
            <text:p>22.8205140747176</text:p>
          </table:table-cell>
          <table:table-cell office:value-type="string" calcext:value-type="string">
            <text:p>A2703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399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23]*300000/70" office:value-type="float" office:value="308.571428571429" calcext:value-type="float">
            <text:p>308.571428571429</text:p>
          </table:table-cell>
          <table:table-cell table:style-name="ce8" table:formula="of:=[.C23]-[.D23]" office:value-type="float" office:value="3977.14285714286" calcext:value-type="float">
            <text:p>3977.14285714286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8" table:formula="of:=[.G23]*180/(3.141592)*3600" office:value-type="float" office:value="17.104896" calcext:value-type="float">
            <text:p>17.104896</text:p>
          </table:table-cell>
          <table:table-cell table:style-name="ce8" table:formula="of:=[.J23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23]*3600" office:value-type="float" office:value="0.185000002384176" calcext:value-type="float">
            <text:p>0.185000002384176</text:p>
          </table:table-cell>
          <table:table-cell table:style-name="ce8" table:formula="of:=[.H23]/[.K23]" office:value-type="float" office:value="92.458896105739" calcext:value-type="float">
            <text:p>92.458896105739</text:p>
          </table:table-cell>
          <table:table-cell table:style-name="ce8" table:formula="of:=[.L23]*2" office:value-type="float" office:value="184.917792211478" calcext:value-type="float">
            <text:p>184.917792211478</text:p>
          </table:table-cell>
          <table:table-cell table:style-name="ce8" table:formula="of:=[.D23]*1000*[.I23]" office:value-type="float" office:value="0.276759298804814" calcext:value-type="float">
            <text:p>0.276759298804814</text:p>
          </table:table-cell>
          <table:table-cell table:style-name="ce8" table:formula="of:=1/[.N23]*10" office:value-type="float" office:value="36.1324806183028" calcext:value-type="float">
            <text:p>36.1324806183028</text:p>
          </table:table-cell>
          <table:table-cell table:style-name="ce8" office:value-type="string" calcext:value-type="string">
            <text:p>A399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4]*300000/70" office:value-type="float" office:value="282.857142857143" calcext:value-type="float">
            <text:p>282.857142857143</text:p>
          </table:table-cell>
          <table:table-cell table:formula="of:=[.C24]-[.D24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8.34630237297778E-05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24]*3600" office:value-type="float" office:value="0.185000002384176" calcext:value-type="float">
            <text:p>0.185000002384176</text:p>
          </table:table-cell>
          <table:table-cell table:formula="of:=[.H24]/[.K24]" office:value-type="float" office:value="93.0566906926296" calcext:value-type="float">
            <text:p>93.0566906926296</text:p>
          </table:table-cell>
          <table:table-cell table:formula="of:=[.L24]*2" office:value-type="float" office:value="186.113381385259" calcext:value-type="float">
            <text:p>186.113381385259</text:p>
          </table:table-cell>
          <table:table-cell table:formula="of:=[.D24]*1000*[.I24]" office:value-type="float" office:value="0.253696023904412" calcext:value-type="float">
            <text:p>0.253696023904412</text:p>
          </table:table-cell>
          <table:table-cell table:formula="of:=1/[.N24]*10" office:value-type="float" office:value="39.4172515836031" calcext:value-type="float">
            <text:p>39.4172515836031</text:p>
          </table:table-cell>
          <table:table-cell office:value-type="string" calcext:value-type="string">
            <text:p>A553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655</text:p>
          </table:table-cell>
          <table:table-cell table:style-name="ce8" office:value-type="float" office:value="0.127" calcext:value-type="float">
            <text:p>0.127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25]*300000/70" office:value-type="float" office:value="544.285714285714" calcext:value-type="float">
            <text:p>544.285714285714</text:p>
          </table:table-cell>
          <table:table-cell table:style-name="ce8" table:formula="of:=[.C25]-[.D25]" office:value-type="float" office:value="3741.42857142857" calcext:value-type="float">
            <text:p>3741.42857142857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F25]/300000)^2*([.E25]/[.C25])" office:value-type="float" office:value="0.000078012012544" calcext:value-type="float">
            <text:p>7.8012012544E-05</text:p>
          </table:table-cell>
          <table:table-cell table:style-name="ce8" table:formula="of:=[.G25]*180/(3.141592)*3600" office:value-type="float" office:value="16.091136" calcext:value-type="float">
            <text:p>16.091136</text:p>
          </table:table-cell>
          <table:table-cell table:style-name="ce8" table:formula="of:=[.J25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25]*3600" office:value-type="float" office:value="0.185000002384176" calcext:value-type="float">
            <text:p>0.185000002384176</text:p>
          </table:table-cell>
          <table:table-cell table:style-name="ce8" table:formula="of:=[.H25]/[.K25]" office:value-type="float" office:value="86.9791123925756" calcext:value-type="float">
            <text:p>86.9791123925756</text:p>
          </table:table-cell>
          <table:table-cell table:style-name="ce8" table:formula="of:=[.L25]*2" office:value-type="float" office:value="173.958224785151" calcext:value-type="float">
            <text:p>173.958224785151</text:p>
          </table:table-cell>
          <table:table-cell table:style-name="ce8" table:formula="of:=[.D25]*1000*[.I25]" office:value-type="float" office:value="0.48817265205849" calcext:value-type="float">
            <text:p>0.48817265205849</text:p>
          </table:table-cell>
          <table:table-cell table:style-name="ce8" table:formula="of:=1/[.N25]*10" office:value-type="float" office:value="20.4845559410851" calcext:value-type="float">
            <text:p>20.4845559410851</text:p>
          </table:table-cell>
          <table:table-cell table:style-name="ce8" office:value-type="string" calcext:value-type="string">
            <text:p>A655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6]*300000/70" office:value-type="float" office:value="231.428571428571" calcext:value-type="float">
            <text:p>231.428571428571</text:p>
          </table:table-cell>
          <table:table-cell table:formula="of:=[.C26]-[.D26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26]*3600" office:value-type="float" office:value="0.185000002384176" calcext:value-type="float">
            <text:p>0.185000002384176</text:p>
          </table:table-cell>
          <table:table-cell table:formula="of:=[.H26]/[.K26]" office:value-type="float" office:value="94.2522798664107" calcext:value-type="float">
            <text:p>94.2522798664107</text:p>
          </table:table-cell>
          <table:table-cell table:formula="of:=[.L26]*2" office:value-type="float" office:value="188.504559732821" calcext:value-type="float">
            <text:p>188.504559732821</text:p>
          </table:table-cell>
          <table:table-cell table:formula="of:=[.D26]*1000*[.I26]" office:value-type="float" office:value="0.20756947410361" calcext:value-type="float">
            <text:p>0.20756947410361</text:p>
          </table:table-cell>
          <table:table-cell table:formula="of:=1/[.N26]*10" office:value-type="float" office:value="48.1766408244038" calcext:value-type="float">
            <text:p>48.1766408244038</text:p>
          </table:table-cell>
          <table:table-cell office:value-type="string" calcext:value-type="string">
            <text:p>A754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763</text:p>
          </table:table-cell>
          <table:table-cell table:style-name="ce8" office:value-type="float" office:value="0.085" calcext:value-type="float">
            <text:p>0.085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27]*300000/70" office:value-type="float" office:value="364.285714285714" calcext:value-type="float">
            <text:p>364.285714285714</text:p>
          </table:table-cell>
          <table:table-cell table:style-name="ce8" table:formula="of:=[.C27]-[.D27]" office:value-type="float" office:value="3921.42857142857" calcext:value-type="float">
            <text:p>3921.42857142857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8" table:formula="of:=[.G27]*180/(3.141592)*3600" office:value-type="float" office:value="16.86528" calcext:value-type="float">
            <text:p>16.86528</text:p>
          </table:table-cell>
          <table:table-cell table:style-name="ce8" table:formula="of:=[.J27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27]*3600" office:value-type="float" office:value="0.185000002384176" calcext:value-type="float">
            <text:p>0.185000002384176</text:p>
          </table:table-cell>
          <table:table-cell table:style-name="ce8" table:formula="of:=[.H27]/[.K27]" office:value-type="float" office:value="91.1636745008095" calcext:value-type="float">
            <text:p>91.1636745008095</text:p>
          </table:table-cell>
          <table:table-cell table:style-name="ce8" table:formula="of:=[.L27]*2" office:value-type="float" office:value="182.327349001619" calcext:value-type="float">
            <text:p>182.327349001619</text:p>
          </table:table-cell>
          <table:table-cell table:style-name="ce8" table:formula="of:=[.D27]*1000*[.I27]" office:value-type="float" office:value="0.326729727755682" calcext:value-type="float">
            <text:p>0.326729727755682</text:p>
          </table:table-cell>
          <table:table-cell table:style-name="ce8" table:formula="of:=1/[.N27]*10" office:value-type="float" office:value="30.6063365237389" calcext:value-type="float">
            <text:p>30.6063365237389</text:p>
          </table:table-cell>
          <table:table-cell table:style-name="ce8" office:value-type="string" calcext:value-type="string">
            <text:p>A763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8]*300000/70" office:value-type="float" office:value="582.857142857143" calcext:value-type="float">
            <text:p>582.857142857143</text:p>
          </table:table-cell>
          <table:table-cell table:formula="of:=[.C28]-[.D28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28]*3600" office:value-type="float" office:value="0.185000002384176" calcext:value-type="float">
            <text:p>0.185000002384176</text:p>
          </table:table-cell>
          <table:table-cell table:formula="of:=[.H28]/[.K28]" office:value-type="float" office:value="86.0824205122398" calcext:value-type="float">
            <text:p>86.0824205122398</text:p>
          </table:table-cell>
          <table:table-cell table:formula="of:=[.L28]*2" office:value-type="float" office:value="172.16484102448" calcext:value-type="float">
            <text:p>172.16484102448</text:p>
          </table:table-cell>
          <table:table-cell table:formula="of:=[.D28]*1000*[.I28]" office:value-type="float" office:value="0.522767564409092" calcext:value-type="float">
            <text:p>0.522767564409092</text:p>
          </table:table-cell>
          <table:table-cell table:formula="of:=1/[.N28]*10" office:value-type="float" office:value="19.1289603273368" calcext:value-type="float">
            <text:p>19.1289603273368</text:p>
          </table:table-cell>
          <table:table-cell office:value-type="string" calcext:value-type="string">
            <text:p>A795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85</text:p>
          </table:table-cell>
          <table:table-cell table:style-name="ce8" office:value-type="float" office:value="0.055" calcext:value-type="float">
            <text:p>0.055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29]*300000/70" office:value-type="float" office:value="235.714285714286" calcext:value-type="float">
            <text:p>235.714285714286</text:p>
          </table:table-cell>
          <table:table-cell table:style-name="ce8" table:formula="of:=[.C29]-[.D29]" office:value-type="float" office:value="4050" calcext:value-type="float">
            <text:p>40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F29]/300000)^2*([.E29]/[.C29])" office:value-type="float" office:value="0.00008444599296" calcext:value-type="float">
            <text:p>8.444599296E-05</text:p>
          </table:table-cell>
          <table:table-cell table:style-name="ce8" table:formula="of:=[.G29]*180/(3.141592)*3600" office:value-type="float" office:value="17.41824" calcext:value-type="float">
            <text:p>17.41824</text:p>
          </table:table-cell>
          <table:table-cell table:style-name="ce8" table:formula="of:=[.J29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29]*3600" office:value-type="float" office:value="0.185000002384176" calcext:value-type="float">
            <text:p>0.185000002384176</text:p>
          </table:table-cell>
          <table:table-cell table:style-name="ce8" table:formula="of:=[.H29]/[.K29]" office:value-type="float" office:value="94.1526474352622" calcext:value-type="float">
            <text:p>94.1526474352622</text:p>
          </table:table-cell>
          <table:table-cell table:style-name="ce8" table:formula="of:=[.L29]*2" office:value-type="float" office:value="188.305294870524" calcext:value-type="float">
            <text:p>188.305294870524</text:p>
          </table:table-cell>
          <table:table-cell table:style-name="ce8" table:formula="of:=[.D29]*1000*[.I29]" office:value-type="float" office:value="0.211413353253677" calcext:value-type="float">
            <text:p>0.211413353253677</text:p>
          </table:table-cell>
          <table:table-cell table:style-name="ce8" table:formula="of:=1/[.N29]*10" office:value-type="float" office:value="47.3007019003236" calcext:value-type="float">
            <text:p>47.3007019003236</text:p>
          </table:table-cell>
          <table:table-cell table:style-name="ce8" office:value-type="string" calcext:value-type="string">
            <text:p>A85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>
          <table:table-cell table:style-name="ce6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30]*300000/70" office:value-type="float" office:value="531.428571428571" calcext:value-type="float">
            <text:p>531.428571428571</text:p>
          </table:table-cell>
          <table:table-cell table:formula="of:=[.C30]-[.D30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15" office:value-type="float" office:value="0.00005138888955116" calcext:value-type="float">
            <text:p>5.138888955116E-05</text:p>
          </table:table-cell>
          <table:table-cell table:style-name="ce6" table:formula="of:=[.J30]*3600" office:value-type="float" office:value="0.185000002384176" calcext:value-type="float">
            <text:p>0.185000002384176</text:p>
          </table:table-cell>
          <table:table-cell table:formula="of:=[.H30]/[.K30]" office:value-type="float" office:value="87.2780096860209" calcext:value-type="float">
            <text:p>87.2780096860209</text:p>
          </table:table-cell>
          <table:table-cell table:formula="of:=[.L30]*2" office:value-type="float" office:value="174.556019372042" calcext:value-type="float">
            <text:p>174.556019372042</text:p>
          </table:table-cell>
          <table:table-cell table:formula="of:=[.D30]*1000*[.I30]" office:value-type="float" office:value="0.47664101460829" calcext:value-type="float">
            <text:p>0.47664101460829</text:p>
          </table:table-cell>
          <table:table-cell table:formula="of:=1/[.N30]*10" office:value-type="float" office:value="20.9801500364339" calcext:value-type="float">
            <text:p>20.9801500364339</text:p>
          </table:table-cell>
          <table:table-cell office:value-type="string" calcext:value-type="string">
            <text:p>A961</text:p>
          </table:table-cell>
          <table:table-cell table:style-name="ce21" table:number-columns-repeated="9"/>
          <table:table-cell table:number-columns-repeated="999"/>
        </table:table-row>
        <table:table-row table:style-name="ro1">
          <table:table-cell table:style-name="ce8" office:value-type="string" calcext:value-type="string">
            <text:p>A990</text:p>
          </table:table-cell>
          <table:table-cell table:style-name="ce8" office:value-type="float" office:value="0.144" calcext:value-type="float">
            <text:p>0.144</text:p>
          </table:table-cell>
          <table:table-cell table:style-name="ce8" table:formula="of:=300000/70" office:value-type="float" office:value="4285.71428571429" calcext:value-type="float">
            <text:p>4285.71428571429</text:p>
          </table:table-cell>
          <table:table-cell table:style-name="ce8" table:formula="of:=[.B31]*300000/70" office:value-type="float" office:value="617.142857142857" calcext:value-type="float">
            <text:p>617.142857142857</text:p>
          </table:table-cell>
          <table:table-cell table:style-name="ce8" table:formula="of:=[.C31]-[.D31]" office:value-type="float" office:value="3668.57142857143" calcext:value-type="float">
            <text:p>3668.57142857143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8" table:formula="of:=[.G31]*180/(3.141592)*3600" office:value-type="float" office:value="15.777792" calcext:value-type="float">
            <text:p>15.777792</text:p>
          </table:table-cell>
          <table:table-cell table:style-name="ce8" table:formula="of:=[.J31]*3.141592/180" office:value-type="float" office:value="0.000000896905135015599" calcext:value-type="float">
            <text:p>8.96905135015599E-07</text:p>
          </table:table-cell>
          <table:table-cell table:style-name="ce16" office:value-type="float" office:value="0.00005138888955116" calcext:value-type="float">
            <text:p>5.138888955116E-05</text:p>
          </table:table-cell>
          <table:table-cell table:style-name="ce8" table:formula="of:=[.J31]*3600" office:value-type="float" office:value="0.185000002384176" calcext:value-type="float">
            <text:p>0.185000002384176</text:p>
          </table:table-cell>
          <table:table-cell table:style-name="ce8" table:formula="of:=[.H31]/[.K31]" office:value-type="float" office:value="85.2853610630524" calcext:value-type="float">
            <text:p>85.2853610630524</text:p>
          </table:table-cell>
          <table:table-cell table:style-name="ce8" table:formula="of:=[.L31]*2" office:value-type="float" office:value="170.570722126105" calcext:value-type="float">
            <text:p>170.570722126105</text:p>
          </table:table-cell>
          <table:table-cell table:style-name="ce8" table:formula="of:=[.D31]*1000*[.I31]" office:value-type="float" office:value="0.553518597609627" calcext:value-type="float">
            <text:p>0.553518597609627</text:p>
          </table:table-cell>
          <table:table-cell table:style-name="ce8" table:formula="of:=1/[.N31]*10" office:value-type="float" office:value="18.0662403091514" calcext:value-type="float">
            <text:p>18.0662403091514</text:p>
          </table:table-cell>
          <table:table-cell table:style-name="ce8" office:value-type="string" calcext:value-type="string">
            <text:p>A990</text:p>
          </table:table-cell>
          <table:table-cell table:style-name="ce21" table:number-columns-repeated="9"/>
          <table:table-cell table:style-name="ce22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21" table:number-columns-repeated="9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z lens</text:p>
          </table:table-cell>
          <table:table-cell table:style-name="ce5" office:value-type="string" calcext:value-type="string">
            <text:p>Ds (Mpc)</text:p>
          </table:table-cell>
          <table:table-cell table:style-name="ce5" office:value-type="string" calcext:value-type="string">
            <text:p>Dd (Mpc)</text:p>
          </table:table-cell>
          <table:table-cell table:style-name="ce5" office:value-type="string" calcext:value-type="string">
            <text:p>Dds (Mpc)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Ring (Rad)</text:p>
          </table:table-cell>
          <table:table-cell table:style-name="ce5" office:value-type="string" calcext:value-type="string">
            <text:p>Ring (arcsec)</text:p>
          </table:table-cell>
          <table:table-cell table:style-name="ce5" office:value-type="string" calcext:value-type="string">
            <text:p>CD_2(rad/px)</text:p>
          </table:table-cell>
          <table:table-cell table:style-name="ce5" office:value-type="string" calcext:value-type="string">
            <text:p>CD2_2(º/pix)</text:p>
          </table:table-cell>
          <table:table-cell table:style-name="ce5" office:value-type="string" calcext:value-type="string">
            <text:p>arcsec/pixel</text:p>
          </table:table-cell>
          <table:table-cell table:style-name="ce5" office:value-type="string" calcext:value-type="string">
            <text:p>Ring(pixels)</text:p>
          </table:table-cell>
          <table:table-cell table:style-name="ce5" office:value-type="string" calcext:value-type="string">
            <text:p>Diameter</text:p>
          </table:table-cell>
          <table:table-cell table:style-name="ce5" office:value-type="string" calcext:value-type="string">
            <text:p>Scale(kpc/pix)</text:p>
          </table:table-cell>
          <table:table-cell table:style-name="ce5" office:value-type="string" calcext:value-type="string">
            <text:p>Pix per 10kpc</text:p>
          </table:table-cell>
          <table:table-cell table:number-columns-repeated="2"/>
          <table:table-cell table:style-name="ce21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7.078744823724" calcext:value-type="float">
            <text:p>87.078744823724</text:p>
          </table:table-cell>
          <table:table-cell table:formula="of:=[.M35]*2" office:value-type="float" office:value="174.157489647448" calcext:value-type="float">
            <text:p>174.157489647448</text:p>
          </table:table-cell>
          <table:table-cell table:formula="of:=[.E35]*1000*[.J35]" office:value-type="float" office:value="0.484328772908424" calcext:value-type="float">
            <text:p>0.484328772908424</text:p>
          </table:table-cell>
          <table:table-cell table:formula="of:=1/[.O35]*10" office:value-type="float" office:value="20.6471317818873" calcext:value-type="float">
            <text:p>20.6471317818873</text:p>
          </table:table-cell>
          <table:table-cell office:value-type="string" calcext:value-type="string">
            <text:p>A1033</text:p>
          </table:table-cell>
          <table:table-cell/>
          <table:table-cell table:style-name="ce21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591.428571428571" calcext:value-type="float">
            <text:p>591.428571428571</text:p>
          </table:table-cell>
          <table:table-cell table:formula="of:=[.D36]-[.E36]" office:value-type="float" office:value="3694.28571428571" calcext:value-type="float">
            <text:p>3694.28571428571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7.70290433137778E-05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85.8831556499429" calcext:value-type="float">
            <text:p>85.8831556499429</text:p>
          </table:table-cell>
          <table:table-cell table:formula="of:=[.M36]*2" office:value-type="float" office:value="171.766311299886" calcext:value-type="float">
            <text:p>171.766311299886</text:p>
          </table:table-cell>
          <table:table-cell table:formula="of:=[.E36]*1000*[.J36]" office:value-type="float" office:value="0.530455322709226" calcext:value-type="float">
            <text:p>0.530455322709226</text:p>
          </table:table-cell>
          <table:table-cell table:formula="of:=1/[.O36]*10" office:value-type="float" office:value="18.8517290182449" calcext:value-type="float">
            <text:p>18.8517290182449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582.857142857143" calcext:value-type="float">
            <text:p>582.857142857143</text:p>
          </table:table-cell>
          <table:table-cell table:formula="of:=[.D37]-[.E37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86.0824205122398" calcext:value-type="float">
            <text:p>86.0824205122398</text:p>
          </table:table-cell>
          <table:table-cell table:formula="of:=[.M37]*2" office:value-type="float" office:value="172.16484102448" calcext:value-type="float">
            <text:p>172.16484102448</text:p>
          </table:table-cell>
          <table:table-cell table:formula="of:=[.E37]*1000*[.J37]" office:value-type="float" office:value="0.522767564409092" calcext:value-type="float">
            <text:p>0.522767564409092</text:p>
          </table:table-cell>
          <table:table-cell table:formula="of:=1/[.O37]*10" office:value-type="float" office:value="19.1289603273368" calcext:value-type="float">
            <text:p>19.1289603273368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188.571428571429" calcext:value-type="float">
            <text:p>188.571428571429</text:p>
          </table:table-cell>
          <table:table-cell table:formula="of:=[.D38]-[.E38]" office:value-type="float" office:value="4097.14285714286" calcext:value-type="float">
            <text:p>40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8.54289621902222E-05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5.248604177895" calcext:value-type="float">
            <text:p>95.248604177895</text:p>
          </table:table-cell>
          <table:table-cell table:formula="of:=[.M38]*2" office:value-type="float" office:value="190.49720835579" calcext:value-type="float">
            <text:p>190.49720835579</text:p>
          </table:table-cell>
          <table:table-cell table:formula="of:=[.E38]*1000*[.J38]" office:value-type="float" office:value="0.169130682602942" calcext:value-type="float">
            <text:p>0.169130682602942</text:p>
          </table:table-cell>
          <table:table-cell table:formula="of:=1/[.O38]*10" office:value-type="float" office:value="59.1258773754046" calcext:value-type="float">
            <text:p>59.1258773754046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9]*300000/70" office:value-type="float" office:value="612.857142857143" calcext:value-type="float">
            <text:p>612.857142857143</text:p>
          </table:table-cell>
          <table:table-cell table:formula="of:=[.D39]-[.E39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384176</text:p>
          </table:table-cell>
          <table:table-cell table:formula="of:=[.I39]/[.L39]" office:value-type="float" office:value="103.550784274144" calcext:value-type="float">
            <text:p>103.550784274144</text:p>
          </table:table-cell>
          <table:table-cell table:formula="of:=[.M39]*2" office:value-type="float" office:value="207.101568548289" calcext:value-type="float">
            <text:p>207.101568548289</text:p>
          </table:table-cell>
          <table:table-cell table:formula="of:=[.E39]*1000*[.J39]" office:value-type="float" office:value="0.54967471845956" calcext:value-type="float">
            <text:p>0.54967471845956</text:p>
          </table:table-cell>
          <table:table-cell table:formula="of:=1/[.O39]*10" office:value-type="float" office:value="18.1925776539706" calcext:value-type="float">
            <text:p>18.1925776539706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73.9232786148859" calcext:value-type="float">
            <text:p>73.9232786148859</text:p>
          </table:table-cell>
          <table:table-cell table:formula="of:=[.M40]*2" office:value-type="float" office:value="147.846557229772" calcext:value-type="float">
            <text:p>147.846557229772</text:p>
          </table:table-cell>
          <table:table-cell table:formula="of:=[.E40]*1000*[.J40]" office:value-type="float" office:value="0.322885848605616" calcext:value-type="float">
            <text:p>0.322885848605616</text:p>
          </table:table-cell>
          <table:table-cell table:formula="of:=1/[.O40]*10" office:value-type="float" office:value="30.970697672831" calcext:value-type="float">
            <text:p>30.970697672831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1]*300000/70" office:value-type="float" office:value="364.285714285714" calcext:value-type="float">
            <text:p>364.285714285714</text:p>
          </table:table-cell>
          <table:table-cell table:formula="of:=[.D41]-[.E41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083906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384176</text:p>
          </table:table-cell>
          <table:table-cell table:formula="of:=[.I41]/[.L41]" office:value-type="float" office:value="116.14950103286" calcext:value-type="float">
            <text:p>116.14950103286</text:p>
          </table:table-cell>
          <table:table-cell table:formula="of:=[.M41]*2" office:value-type="float" office:value="232.29900206572" calcext:value-type="float">
            <text:p>232.29900206572</text:p>
          </table:table-cell>
          <table:table-cell table:formula="of:=[.E41]*1000*[.J41]" office:value-type="float" office:value="0.326729727755683" calcext:value-type="float">
            <text:p>0.326729727755683</text:p>
          </table:table-cell>
          <table:table-cell table:formula="of:=1/[.O41]*10" office:value-type="float" office:value="30.6063365237388" calcext:value-type="float">
            <text:p>30.6063365237388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265.714285714286" calcext:value-type="float">
            <text:p>265.714285714286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88.3858588047165" calcext:value-type="float">
            <text:p>88.3858588047165</text:p>
          </table:table-cell>
          <table:table-cell table:formula="of:=[.M42]*2" office:value-type="float" office:value="176.771717609433" calcext:value-type="float">
            <text:p>176.771717609433</text:p>
          </table:table-cell>
          <table:table-cell table:formula="of:=[.E42]*1000*[.J42]" office:value-type="float" office:value="0.238320507304145" calcext:value-type="float">
            <text:p>0.238320507304145</text:p>
          </table:table-cell>
          <table:table-cell table:formula="of:=1/[.O42]*10" office:value-type="float" office:value="41.9603000728678" calcext:value-type="float">
            <text:p>41.9603000728678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4101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190.689777918714" calcext:value-type="float">
            <text:p>190.689777918714</text:p>
          </table:table-cell>
          <table:table-cell table:formula="of:=[.M43]*2" office:value-type="float" office:value="381.379555837427" calcext:value-type="float">
            <text:p>381.379555837427</text:p>
          </table:table-cell>
          <table:table-cell table:formula="of:=[.E43]*1000*[.J43]" office:value-type="float" office:value="0.295978694555148" calcext:value-type="float">
            <text:p>0.295978694555148</text:p>
          </table:table-cell>
          <table:table-cell table:formula="of:=1/[.O43]*10" office:value-type="float" office:value="33.7862156430883" calcext:value-type="float">
            <text:p>33.7862156430883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05.714285714286" calcext:value-type="float">
            <text:p>505.714285714286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100.139421982973" calcext:value-type="float">
            <text:p>100.139421982973</text:p>
          </table:table-cell>
          <table:table-cell table:formula="of:=[.M44]*2" office:value-type="float" office:value="200.278843965946" calcext:value-type="float">
            <text:p>200.278843965946</text:p>
          </table:table-cell>
          <table:table-cell table:formula="of:=[.E44]*1000*[.J44]" office:value-type="float" office:value="0.453577739707889" calcext:value-type="float">
            <text:p>0.453577739707889</text:p>
          </table:table-cell>
          <table:table-cell table:formula="of:=1/[.O44]*10" office:value-type="float" office:value="22.0469373264221" calcext:value-type="float">
            <text:p>22.0469373264221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5]*300000/70" office:value-type="float" office:value="437.142857142857" calcext:value-type="float">
            <text:p>437.142857142857</text:p>
          </table:table-cell>
          <table:table-cell table:formula="of:=[.D45]-[.E45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384176</text:p>
          </table:table-cell>
          <table:table-cell table:formula="of:=[.I45]/[.L45]" office:value-type="float" office:value="67.9145217279991" calcext:value-type="float">
            <text:p>67.9145217279991</text:p>
          </table:table-cell>
          <table:table-cell table:formula="of:=[.M45]*2" office:value-type="float" office:value="135.829043455998" calcext:value-type="float">
            <text:p>135.829043455998</text:p>
          </table:table-cell>
          <table:table-cell table:formula="of:=[.E45]*1000*[.J45]" office:value-type="float" office:value="0.392075673306819" calcext:value-type="float">
            <text:p>0.392075673306819</text:p>
          </table:table-cell>
          <table:table-cell table:formula="of:=1/[.O45]*10" office:value-type="float" office:value="25.505280436449" calcext:value-type="float">
            <text:p>25.505280436449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462.857142857143" calcext:value-type="float">
            <text:p>462.857142857143</text:p>
          </table:table-cell>
          <table:table-cell table:formula="of:=[.D46]-[.E46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63.2693181035395" calcext:value-type="float">
            <text:p>63.2693181035395</text:p>
          </table:table-cell>
          <table:table-cell table:formula="of:=[.M46]*2" office:value-type="float" office:value="126.538636207079" calcext:value-type="float">
            <text:p>126.538636207079</text:p>
          </table:table-cell>
          <table:table-cell table:formula="of:=[.E46]*1000*[.J46]" office:value-type="float" office:value="0.41513894820722" calcext:value-type="float">
            <text:p>0.41513894820722</text:p>
          </table:table-cell>
          <table:table-cell table:formula="of:=1/[.O46]*10" office:value-type="float" office:value="24.0883204122019" calcext:value-type="float">
            <text:p>24.0883204122019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312.857142857143" calcext:value-type="float">
            <text:p>312.857142857143</text:p>
          </table:table-cell>
          <table:table-cell table:formula="of:=[.D47]-[.E47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10729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173.032915824103" calcext:value-type="float">
            <text:p>173.032915824103</text:p>
          </table:table-cell>
          <table:table-cell table:formula="of:=[.M47]*2" office:value-type="float" office:value="346.065831648206" calcext:value-type="float">
            <text:p>346.065831648206</text:p>
          </table:table-cell>
          <table:table-cell table:formula="of:=[.E47]*1000*[.J47]" office:value-type="float" office:value="0.28060317795488" calcext:value-type="float">
            <text:p>0.28060317795488</text:p>
          </table:table-cell>
          <table:table-cell table:formula="of:=1/[.O47]*10" office:value-type="float" office:value="35.6375151303809" calcext:value-type="float">
            <text:p>35.6375151303809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8]*300000/70" office:value-type="float" office:value="497.142857142857" calcext:value-type="float">
            <text:p>497.142857142857</text:p>
          </table:table-cell>
          <table:table-cell table:formula="of:=[.D48]-[.E48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26895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384176</text:p>
          </table:table-cell>
          <table:table-cell table:formula="of:=[.I48]/[.L48]" office:value-type="float" office:value="128.418405021773" calcext:value-type="float">
            <text:p>128.418405021773</text:p>
          </table:table-cell>
          <table:table-cell table:formula="of:=[.M48]*2" office:value-type="float" office:value="256.836810043545" calcext:value-type="float">
            <text:p>256.836810043545</text:p>
          </table:table-cell>
          <table:table-cell table:formula="of:=[.E48]*1000*[.J48]" office:value-type="float" office:value="0.445889981407755" calcext:value-type="float">
            <text:p>0.445889981407755</text:p>
          </table:table-cell>
          <table:table-cell table:formula="of:=1/[.O48]*10" office:value-type="float" office:value="22.4270569354983" calcext:value-type="float">
            <text:p>22.4270569354983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1395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384176</text:p>
          </table:table-cell>
          <table:table-cell table:formula="of:=[.I49]/[.L49]" office:value-type="float" office:value="166.895369542119" calcext:value-type="float">
            <text:p>166.895369542119</text:p>
          </table:table-cell>
          <table:table-cell table:formula="of:=[.M49]*2" office:value-type="float" office:value="333.790739084238" calcext:value-type="float">
            <text:p>333.790739084238</text:p>
          </table:table-cell>
          <table:table-cell table:formula="of:=[.E49]*1000*[.J49]" office:value-type="float" office:value="0.349793002656084" calcext:value-type="float">
            <text:p>0.349793002656084</text:p>
          </table:table-cell>
          <table:table-cell table:formula="of:=1/[.O49]*10" office:value-type="float" office:value="28.5883363133824" calcext:value-type="float">
            <text:p>28.588336313382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29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865334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384176</text:p>
          </table:table-cell>
          <table:table-cell table:formula="of:=[.I50]/[.L50]" office:value-type="float" office:value="178.142435689065" calcext:value-type="float">
            <text:p>178.142435689065</text:p>
          </table:table-cell>
          <table:table-cell table:formula="of:=[.M50]*2" office:value-type="float" office:value="356.284871378131" calcext:value-type="float">
            <text:p>356.284871378131</text:p>
          </table:table-cell>
          <table:table-cell table:formula="of:=[.E50]*1000*[.J50]" office:value-type="float" office:value="0.215257232403744" calcext:value-type="float">
            <text:p>0.215257232403744</text:p>
          </table:table-cell>
          <table:table-cell table:formula="of:=1/[.O50]*10" office:value-type="float" office:value="46.4560465092465" calcext:value-type="float">
            <text:p>46.4560465092465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1]*300000/70" office:value-type="float" office:value="364.285714285714" calcext:value-type="float">
            <text:p>364.285714285714</text:p>
          </table:table-cell>
          <table:table-cell table:formula="of:=[.D51]-[.E51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384176</text:p>
          </table:table-cell>
          <table:table-cell table:formula="of:=[.I51]/[.L51]" office:value-type="float" office:value="91.1636745008095" calcext:value-type="float">
            <text:p>91.1636745008095</text:p>
          </table:table-cell>
          <table:table-cell table:formula="of:=[.M51]*2" office:value-type="float" office:value="182.327349001619" calcext:value-type="float">
            <text:p>182.327349001619</text:p>
          </table:table-cell>
          <table:table-cell table:formula="of:=[.E51]*1000*[.J51]" office:value-type="float" office:value="0.326729727755683" calcext:value-type="float">
            <text:p>0.326729727755683</text:p>
          </table:table-cell>
          <table:table-cell table:formula="of:=1/[.O51]*10" office:value-type="float" office:value="30.6063365237388" calcext:value-type="float">
            <text:p>30.6063365237388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384176</text:p>
          </table:table-cell>
          <table:table-cell table:formula="of:=[.I52]/[.L52]" office:value-type="float" office:value="83.0313647418303" calcext:value-type="float">
            <text:p>83.0313647418303</text:p>
          </table:table-cell>
          <table:table-cell table:formula="of:=[.M52]*2" office:value-type="float" office:value="166.062729483661" calcext:value-type="float">
            <text:p>166.062729483661</text:p>
          </table:table-cell>
          <table:table-cell table:formula="of:=[.E52]*1000*[.J52]" office:value-type="float" office:value="0.349793002656084" calcext:value-type="float">
            <text:p>0.349793002656084</text:p>
          </table:table-cell>
          <table:table-cell table:formula="of:=1/[.O52]*10" office:value-type="float" office:value="28.5883363133824" calcext:value-type="float">
            <text:p>28.588336313382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3]*300000/70" office:value-type="float" office:value="364.285714285714" calcext:value-type="float">
            <text:p>364.285714285714</text:p>
          </table:table-cell>
          <table:table-cell table:formula="of:=[.D53]-[.E53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384176</text:p>
          </table:table-cell>
          <table:table-cell table:formula="of:=[.I53]/[.L53]" office:value-type="float" office:value="66.2537702164289" calcext:value-type="float">
            <text:p>66.2537702164289</text:p>
          </table:table-cell>
          <table:table-cell table:formula="of:=[.M53]*2" office:value-type="float" office:value="132.507540432858" calcext:value-type="float">
            <text:p>132.507540432858</text:p>
          </table:table-cell>
          <table:table-cell table:formula="of:=[.E53]*1000*[.J53]" office:value-type="float" office:value="0.326729727755683" calcext:value-type="float">
            <text:p>0.326729727755683</text:p>
          </table:table-cell>
          <table:table-cell table:formula="of:=1/[.O53]*10" office:value-type="float" office:value="30.6063365237388" calcext:value-type="float">
            <text:p>30.6063365237388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384176</text:p>
          </table:table-cell>
          <table:table-cell table:formula="of:=[.I54]/[.L54]" office:value-type="float" office:value="87.078744823724" calcext:value-type="float">
            <text:p>87.078744823724</text:p>
          </table:table-cell>
          <table:table-cell table:formula="of:=[.M54]*2" office:value-type="float" office:value="174.157489647448" calcext:value-type="float">
            <text:p>174.157489647448</text:p>
          </table:table-cell>
          <table:table-cell table:formula="of:=[.E54]*1000*[.J54]" office:value-type="float" office:value="0.484328772908424" calcext:value-type="float">
            <text:p>0.484328772908424</text:p>
          </table:table-cell>
          <table:table-cell table:formula="of:=1/[.O54]*10" office:value-type="float" office:value="20.6471317818873" calcext:value-type="float">
            <text:p>20.6471317818873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5]*300000/70" office:value-type="float" office:value="488.571428571429" calcext:value-type="float">
            <text:p>488.571428571429</text:p>
          </table:table-cell>
          <table:table-cell table:formula="of:=[.D55]-[.E5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384176</text:p>
          </table:table-cell>
          <table:table-cell table:formula="of:=[.I55]/[.L55]" office:value-type="float" office:value="88.2743339975051" calcext:value-type="float">
            <text:p>88.2743339975051</text:p>
          </table:table-cell>
          <table:table-cell table:formula="of:=[.M55]*2" office:value-type="float" office:value="176.54866799501" calcext:value-type="float">
            <text:p>176.54866799501</text:p>
          </table:table-cell>
          <table:table-cell table:formula="of:=[.E55]*1000*[.J55]" office:value-type="float" office:value="0.438202223107621" calcext:value-type="float">
            <text:p>0.438202223107621</text:p>
          </table:table-cell>
          <table:table-cell table:formula="of:=1/[.O55]*10" office:value-type="float" office:value="22.8205140747176" calcext:value-type="float">
            <text:p>22.8205140747176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6]*300000/70" office:value-type="float" office:value="308.571428571429" calcext:value-type="float">
            <text:p>308.571428571429</text:p>
          </table:table-cell>
          <table:table-cell table:formula="of:=[.D56]-[.E5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384176</text:p>
          </table:table-cell>
          <table:table-cell table:formula="of:=[.I56]/[.L56]" office:value-type="float" office:value="92.458896105739" calcext:value-type="float">
            <text:p>92.458896105739</text:p>
          </table:table-cell>
          <table:table-cell table:formula="of:=[.M56]*2" office:value-type="float" office:value="184.917792211478" calcext:value-type="float">
            <text:p>184.917792211478</text:p>
          </table:table-cell>
          <table:table-cell table:formula="of:=[.E56]*1000*[.J56]" office:value-type="float" office:value="0.276759298804814" calcext:value-type="float">
            <text:p>0.276759298804814</text:p>
          </table:table-cell>
          <table:table-cell table:formula="of:=1/[.O56]*10" office:value-type="float" office:value="36.1324806183028" calcext:value-type="float">
            <text:p>36.1324806183028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7]*300000/70" office:value-type="float" office:value="282.857142857143" calcext:value-type="float">
            <text:p>282.857142857143</text:p>
          </table:table-cell>
          <table:table-cell table:formula="of:=[.D57]-[.E5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8.34630237297778E-05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384176</text:p>
          </table:table-cell>
          <table:table-cell table:formula="of:=[.I57]/[.L57]" office:value-type="float" office:value="93.0566906926296" calcext:value-type="float">
            <text:p>93.0566906926296</text:p>
          </table:table-cell>
          <table:table-cell table:formula="of:=[.M57]*2" office:value-type="float" office:value="186.113381385259" calcext:value-type="float">
            <text:p>186.113381385259</text:p>
          </table:table-cell>
          <table:table-cell table:formula="of:=[.E57]*1000*[.J57]" office:value-type="float" office:value="0.253696023904412" calcext:value-type="float">
            <text:p>0.253696023904412</text:p>
          </table:table-cell>
          <table:table-cell table:formula="of:=1/[.O57]*10" office:value-type="float" office:value="39.4172515836031" calcext:value-type="float">
            <text:p>39.4172515836031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8]*300000/70" office:value-type="float" office:value="544.285714285714" calcext:value-type="float">
            <text:p>544.285714285714</text:p>
          </table:table-cell>
          <table:table-cell table:formula="of:=[.D58]-[.E58]" office:value-type="float" office:value="3741.42857142857" calcext:value-type="float">
            <text:p>3741.42857142857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7.8012012544E-05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384176</text:p>
          </table:table-cell>
          <table:table-cell table:formula="of:=[.I58]/[.L58]" office:value-type="float" office:value="86.9791123925756" calcext:value-type="float">
            <text:p>86.9791123925756</text:p>
          </table:table-cell>
          <table:table-cell table:formula="of:=[.M58]*2" office:value-type="float" office:value="173.958224785151" calcext:value-type="float">
            <text:p>173.958224785151</text:p>
          </table:table-cell>
          <table:table-cell table:formula="of:=[.E58]*1000*[.J58]" office:value-type="float" office:value="0.488172652058491" calcext:value-type="float">
            <text:p>0.488172652058491</text:p>
          </table:table-cell>
          <table:table-cell table:formula="of:=1/[.O58]*10" office:value-type="float" office:value="20.4845559410851" calcext:value-type="float">
            <text:p>20.484555941085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9]*300000/70" office:value-type="float" office:value="231.428571428571" calcext:value-type="float">
            <text:p>231.428571428571</text:p>
          </table:table-cell>
          <table:table-cell table:formula="of:=[.D59]-[.E59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384176</text:p>
          </table:table-cell>
          <table:table-cell table:formula="of:=[.I59]/[.L59]" office:value-type="float" office:value="94.2522798664107" calcext:value-type="float">
            <text:p>94.2522798664107</text:p>
          </table:table-cell>
          <table:table-cell table:formula="of:=[.M59]*2" office:value-type="float" office:value="188.504559732821" calcext:value-type="float">
            <text:p>188.504559732821</text:p>
          </table:table-cell>
          <table:table-cell table:formula="of:=[.E59]*1000*[.J59]" office:value-type="float" office:value="0.20756947410361" calcext:value-type="float">
            <text:p>0.20756947410361</text:p>
          </table:table-cell>
          <table:table-cell table:formula="of:=1/[.O59]*10" office:value-type="float" office:value="48.1766408244038" calcext:value-type="float">
            <text:p>48.1766408244038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0]*300000/70" office:value-type="float" office:value="364.285714285714" calcext:value-type="float">
            <text:p>364.285714285714</text:p>
          </table:table-cell>
          <table:table-cell table:formula="of:=[.D60]-[.E60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384176</text:p>
          </table:table-cell>
          <table:table-cell table:formula="of:=[.I60]/[.L60]" office:value-type="float" office:value="91.1636745008095" calcext:value-type="float">
            <text:p>91.1636745008095</text:p>
          </table:table-cell>
          <table:table-cell table:formula="of:=[.M60]*2" office:value-type="float" office:value="182.327349001619" calcext:value-type="float">
            <text:p>182.327349001619</text:p>
          </table:table-cell>
          <table:table-cell table:formula="of:=[.E60]*1000*[.J60]" office:value-type="float" office:value="0.326729727755683" calcext:value-type="float">
            <text:p>0.326729727755683</text:p>
          </table:table-cell>
          <table:table-cell table:formula="of:=1/[.O60]*10" office:value-type="float" office:value="30.6063365237388" calcext:value-type="float">
            <text:p>30.6063365237388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1]*300000/70" office:value-type="float" office:value="582.857142857143" calcext:value-type="float">
            <text:p>582.857142857143</text:p>
          </table:table-cell>
          <table:table-cell table:formula="of:=[.D61]-[.E61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384176</text:p>
          </table:table-cell>
          <table:table-cell table:formula="of:=[.I61]/[.L61]" office:value-type="float" office:value="86.0824205122398" calcext:value-type="float">
            <text:p>86.0824205122398</text:p>
          </table:table-cell>
          <table:table-cell table:formula="of:=[.M61]*2" office:value-type="float" office:value="172.16484102448" calcext:value-type="float">
            <text:p>172.16484102448</text:p>
          </table:table-cell>
          <table:table-cell table:formula="of:=[.E61]*1000*[.J61]" office:value-type="float" office:value="0.522767564409092" calcext:value-type="float">
            <text:p>0.522767564409092</text:p>
          </table:table-cell>
          <table:table-cell table:formula="of:=1/[.O61]*10" office:value-type="float" office:value="19.1289603273368" calcext:value-type="float">
            <text:p>19.1289603273368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2]*300000/70" office:value-type="float" office:value="235.714285714286" calcext:value-type="float">
            <text:p>235.714285714286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8.444599296E-05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384176</text:p>
          </table:table-cell>
          <table:table-cell table:formula="of:=[.I62]/[.L62]" office:value-type="float" office:value="94.1526474352622" calcext:value-type="float">
            <text:p>94.1526474352622</text:p>
          </table:table-cell>
          <table:table-cell table:formula="of:=[.M62]*2" office:value-type="float" office:value="188.305294870524" calcext:value-type="float">
            <text:p>188.305294870524</text:p>
          </table:table-cell>
          <table:table-cell table:formula="of:=[.E62]*1000*[.J62]" office:value-type="float" office:value="0.211413353253677" calcext:value-type="float">
            <text:p>0.211413353253677</text:p>
          </table:table-cell>
          <table:table-cell table:formula="of:=1/[.O62]*10" office:value-type="float" office:value="47.3007019003237" calcext:value-type="float">
            <text:p>47.3007019003237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3]*300000/70" office:value-type="float" office:value="531.428571428571" calcext:value-type="float">
            <text:p>531.428571428571</text:p>
          </table:table-cell>
          <table:table-cell table:formula="of:=[.D63]-[.E63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384176</text:p>
          </table:table-cell>
          <table:table-cell table:formula="of:=[.I63]/[.L63]" office:value-type="float" office:value="87.2780096860209" calcext:value-type="float">
            <text:p>87.2780096860209</text:p>
          </table:table-cell>
          <table:table-cell table:formula="of:=[.M63]*2" office:value-type="float" office:value="174.556019372042" calcext:value-type="float">
            <text:p>174.556019372042</text:p>
          </table:table-cell>
          <table:table-cell table:formula="of:=[.E63]*1000*[.J63]" office:value-type="float" office:value="0.47664101460829" calcext:value-type="float">
            <text:p>0.47664101460829</text:p>
          </table:table-cell>
          <table:table-cell table:formula="of:=1/[.O63]*10" office:value-type="float" office:value="20.9801500364339" calcext:value-type="float">
            <text:p>20.9801500364339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64]*300000/70" office:value-type="float" office:value="617.142857142857" calcext:value-type="float">
            <text:p>617.142857142857</text:p>
          </table:table-cell>
          <table:table-cell table:formula="of:=[.D64]-[.E64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384176</text:p>
          </table:table-cell>
          <table:table-cell table:formula="of:=[.I64]/[.L64]" office:value-type="float" office:value="85.2853610630524" calcext:value-type="float">
            <text:p>85.2853610630524</text:p>
          </table:table-cell>
          <table:table-cell table:formula="of:=[.M64]*2" office:value-type="float" office:value="170.570722126105" calcext:value-type="float">
            <text:p>170.570722126105</text:p>
          </table:table-cell>
          <table:table-cell table:formula="of:=[.E64]*1000*[.J64]" office:value-type="float" office:value="0.553518597609627" calcext:value-type="float">
            <text:p>0.553518597609627</text:p>
          </table:table-cell>
          <table:table-cell table:formula="of:=1/[.O64]*10" office:value-type="float" office:value="18.0662403091514" calcext:value-type="float">
            <text:p>18.0662403091514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z lens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Ring(pixels)</text:p>
          </table:table-cell>
          <table:table-cell table:style-name="ce13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24</text:p>
          </table:table-cell>
          <table:table-cell table:style-name="ce7" office:value-type="float" office:value="20.6471317818873" calcext:value-type="float">
            <text:p>20.647131781887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429</text:p>
          </table:table-cell>
          <table:table-cell office:value-type="float" office:value="18.851729018245" calcext:value-type="float">
            <text:p>18.851729018245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7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895</text:p>
          </table:table-cell>
          <table:table-cell office:value-type="float" office:value="59.1258773754045" calcext:value-type="float">
            <text:p>59.1258773754045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44</text:p>
          </table:table-cell>
          <table:table-cell table:style-name="ce7" office:value-type="float" office:value="18.1925776539706" calcext:value-type="float">
            <text:p>18.1925776539706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8859</text:p>
          </table:table-cell>
          <table:table-cell office:value-type="float" office:value="30.970697672831" calcext:value-type="float">
            <text:p>30.970697672831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86</text:p>
          </table:table-cell>
          <table:table-cell table:style-name="ce7" office:value-type="float" office:value="30.6063365237388" calcext:value-type="float">
            <text:p>30.6063365237388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165</text:p>
          </table:table-cell>
          <table:table-cell office:value-type="float" office:value="41.9603000728678" calcext:value-type="float">
            <text:p>41.960300072867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14</text:p>
          </table:table-cell>
          <table:table-cell table:style-name="ce7" office:value-type="float" office:value="33.7862156430883" calcext:value-type="float">
            <text:p>33.7862156430883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2973</text:p>
          </table:table-cell>
          <table:table-cell office:value-type="float" office:value="22.0469373264221" calcext:value-type="float">
            <text:p>22.0469373264221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79991</text:p>
          </table:table-cell>
          <table:table-cell table:style-name="ce7" office:value-type="float" office:value="25.505280436449" calcext:value-type="float">
            <text:p>25.505280436449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395</text:p>
          </table:table-cell>
          <table:table-cell office:value-type="float" office:value="24.0883204122019" calcext:value-type="float">
            <text:p>24.0883204122019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03</text:p>
          </table:table-cell>
          <table:table-cell table:style-name="ce2" office:value-type="float" office:value="35.6375151303809" calcext:value-type="float">
            <text:p>35.6375151303809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773</text:p>
          </table:table-cell>
          <table:table-cell office:value-type="float" office:value="22.4270569354983" calcext:value-type="float">
            <text:p>22.4270569354983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19</text:p>
          </table:table-cell>
          <table:table-cell table:style-name="ce2" office:value-type="float" office:value="28.5883363133825" calcext:value-type="float">
            <text:p>28.5883363133825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065</text:p>
          </table:table-cell>
          <table:table-cell office:value-type="float" office:value="46.4560465092465" calcext:value-type="float">
            <text:p>46.4560465092465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095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303</text:p>
          </table:table-cell>
          <table:table-cell office:value-type="float" office:value="28.5883363133824" calcext:value-type="float">
            <text:p>28.588336313382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289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24</text:p>
          </table:table-cell>
          <table:table-cell office:value-type="float" office:value="20.6471317818873" calcext:value-type="float">
            <text:p>20.6471317818873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051</text:p>
          </table:table-cell>
          <table:table-cell table:style-name="ce2" office:value-type="float" office:value="22.8205140747176" calcext:value-type="float">
            <text:p>22.8205140747176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39</text:p>
          </table:table-cell>
          <table:table-cell office:value-type="float" office:value="36.1324806183028" calcext:value-type="float">
            <text:p>36.1324806183028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296</text:p>
          </table:table-cell>
          <table:table-cell table:style-name="ce2" office:value-type="float" office:value="39.4172515836031" calcext:value-type="float">
            <text:p>39.4172515836031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5756</text:p>
          </table:table-cell>
          <table:table-cell office:value-type="float" office:value="20.4845559410851" calcext:value-type="float">
            <text:p>20.484555941085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107</text:p>
          </table:table-cell>
          <table:table-cell table:style-name="ce2" office:value-type="float" office:value="48.1766408244039" calcext:value-type="float">
            <text:p>48.1766408244039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095</text:p>
          </table:table-cell>
          <table:table-cell office:value-type="float" office:value="30.6063365237388" calcext:value-type="float">
            <text:p>30.6063365237388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2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2622</text:p>
          </table:table-cell>
          <table:table-cell office:value-type="float" office:value="47.3007019003237" calcext:value-type="float">
            <text:p>47.3007019003237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0209</text:p>
          </table:table-cell>
          <table:table-cell table:style-name="ce2" office:value-type="float" office:value="20.9801500364339" calcext:value-type="float">
            <text:p>20.9801500364339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0524</text:p>
          </table:table-cell>
          <table:table-cell office:value-type="float" office:value="18.0662403091514" calcext:value-type="float">
            <text:p>18.0662403091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0:53:51.386734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4-05T20:57:48.290921491</dc:date>
    <meta:editing-duration>P1DT21H17M26S</meta:editing-duration>
    <meta:editing-cycles>44</meta:editing-cycles>
    <meta:generator>LibreOffice/5.2.6.2$Linux_X86_64 LibreOffice_project/20$Build-2</meta:generator>
    <meta:document-statistic meta:table-count="3" meta:cell-count="2046" meta:object-count="0"/>
  </office:meta>
</office:document-meta>
</file>